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Palatino" svg:font-family="Palatino" style:font-family-generic="roman" style:font-pitch="variable"/>
    <style:font-face style:name="Source Han Sans CN" svg:font-family="'Source Han Sans CN'"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0835in" style:contextual-spacing="false" fo:text-align="center" style:justify-single-word="false">
        <style:tab-stops>
          <style:tab-stop style:position="1.6252in"/>
          <style:tab-stop style:position="2in"/>
        </style:tab-stops>
      </style:paragraph-properties>
    </style:style>
    <style:style style:name="P2" style:family="paragraph" style:parent-style-name="Standard" style:master-page-name="Standard">
      <style:paragraph-properties fo:margin-top="0in" fo:margin-bottom="0.0835in" style:contextual-spacing="false" fo:text-align="center" style:justify-single-word="false" style:page-number="1">
        <style:tab-stops>
          <style:tab-stop style:position="1.6252in"/>
          <style:tab-stop style:position="2in"/>
        </style:tab-stops>
      </style:paragraph-properties>
    </style:style>
    <style:style style:name="P3" style:family="paragraph" style:parent-style-name="Standard">
      <style:paragraph-properties fo:margin-top="0.0417in" fo:margin-bottom="0in" style:contextual-spacing="false" fo:text-align="center" style:justify-single-word="false"/>
    </style:style>
    <style:style style:name="P4" style:family="paragraph" style:parent-style-name="Standard">
      <style:paragraph-properties fo:margin-top="0.25in" fo:margin-bottom="0.1665in" style:contextual-spacing="false" fo:text-align="justify" style:justify-single-word="false">
        <style:tab-stops>
          <style:tab-stop style:position="1.6252in"/>
          <style:tab-stop style:position="2in"/>
        </style:tab-stops>
      </style:paragraph-properties>
    </style:style>
    <style:style style:name="P5"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style>
    <style:style style:name="P6"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officeooo:paragraph-rsid="0010f0eb"/>
    </style:style>
    <style:style style:name="P7"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officeooo:paragraph-rsid="0011a97b"/>
    </style:style>
    <style:style style:name="P8"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officeooo:paragraph-rsid="00133624"/>
    </style:style>
    <style:style style:name="P9"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officeooo:paragraph-rsid="0013b3a8"/>
    </style:style>
    <style:style style:name="P10"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officeooo:paragraph-rsid="0013be57"/>
    </style:style>
    <style:style style:name="P11"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officeooo:paragraph-rsid="0013f832"/>
    </style:style>
    <style:style style:name="P12"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officeooo:paragraph-rsid="0015019c"/>
    </style:style>
    <style:style style:name="P13" style:family="paragraph" style:parent-style-name="Standard" style:list-style-name="L1">
      <style:paragraph-properties fo:text-align="justify" style:justify-single-word="false">
        <style:tab-stops>
          <style:tab-stop style:position="1.6252in"/>
          <style:tab-stop style:position="2in"/>
        </style:tab-stops>
      </style:paragraph-properties>
      <style:text-properties style:font-name="Calibri" fo:font-size="11pt" fo:font-style="italic" officeooo:rsid="0016e65e" officeooo:paragraph-rsid="0016e65e" style:font-name-asian="Calibri1" style:font-size-asian="11pt" style:language-asian="en" style:country-asian="US" style:font-style-asian="italic" style:font-size-complex="11pt" style:font-style-complex="italic"/>
    </style:style>
    <style:style style:name="P14" style:family="paragraph" style:parent-style-name="Standard" style:list-style-name="L1">
      <style:paragraph-properties fo:text-align="justify" style:justify-single-word="false">
        <style:tab-stops>
          <style:tab-stop style:position="1.6252in"/>
          <style:tab-stop style:position="2in"/>
        </style:tab-stops>
      </style:paragraph-properties>
      <style:text-properties style:font-name="Calibri" fo:font-size="11pt" fo:font-style="italic" style:text-underline-style="none" officeooo:rsid="0016e65e" officeooo:paragraph-rsid="0016e65e" style:font-name-asian="Calibri1" style:font-size-asian="11pt" style:language-asian="en" style:country-asian="US" style:font-style-asian="italic" style:font-size-complex="11pt" style:font-style-complex="italic"/>
    </style:style>
    <style:style style:name="P15"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style:font-name="Calibri" fo:font-size="12pt" style:font-name-asian="Calibri1" style:font-size-asian="12pt" style:language-asian="en" style:country-asian="US" style:font-size-complex="12pt" style:font-weight-complex="bold"/>
    </style:style>
    <style:style style:name="P16" style:family="paragraph" style:parent-style-name="Standard">
      <style:paragraph-properties fo:margin-top="0in" fo:margin-bottom="0.0835in" style:contextual-spacing="false" fo:text-align="start" style:justify-single-word="false">
        <style:tab-stops>
          <style:tab-stop style:position="1.6252in"/>
          <style:tab-stop style:position="2in"/>
        </style:tab-stops>
      </style:paragraph-properties>
      <style:text-properties style:font-name="Calibri" fo:font-size="12pt" fo:font-weight="bold" officeooo:rsid="0013f832" officeooo:paragraph-rsid="0013f832" style:font-name-asian="Calibri1" style:font-size-asian="12pt" style:language-asian="en" style:country-asian="US" style:font-weight-asian="bold" style:font-size-complex="12pt" style:font-weight-complex="bold"/>
    </style:style>
    <style:style style:name="P17"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style:font-name="Calibri" fo:font-size="12pt" fo:font-style="italic" fo:font-weight="normal" officeooo:rsid="0010f0eb" officeooo:paragraph-rsid="0010f0eb" style:font-name-asian="Calibri1" style:font-size-asian="12pt" style:language-asian="en" style:country-asian="US" style:font-style-asian="italic" style:font-weight-asian="normal" style:font-size-complex="12pt" style:font-style-complex="italic" style:font-weight-complex="normal"/>
    </style:style>
    <style:style style:name="P18"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style:font-name="Calibri" fo:font-size="12pt" fo:font-style="italic" fo:font-weight="normal" officeooo:rsid="0011a97b" officeooo:paragraph-rsid="0011a97b" style:font-name-asian="Calibri1" style:font-size-asian="12pt" style:language-asian="en" style:country-asian="US" style:font-style-asian="italic" style:font-weight-asian="normal" style:font-size-complex="12pt" style:font-style-complex="italic" style:font-weight-complex="normal"/>
    </style:style>
    <style:style style:name="P19" style:family="paragraph" style:parent-style-name="Standard">
      <style:paragraph-properties fo:margin-top="0in" fo:margin-bottom="0.0835in" style:contextual-spacing="false" fo:text-align="start" style:justify-single-word="false">
        <style:tab-stops>
          <style:tab-stop style:position="1.6252in"/>
          <style:tab-stop style:position="2in"/>
        </style:tab-stops>
      </style:paragraph-properties>
      <style:text-properties style:font-name="Calibri" fo:font-size="12pt" fo:font-style="italic" fo:font-weight="normal" officeooo:rsid="0013f832" officeooo:paragraph-rsid="0013f832" style:font-name-asian="Calibri1" style:font-size-asian="12pt" style:language-asian="en" style:country-asian="US" style:font-style-asian="italic" style:font-weight-asian="normal" style:font-size-complex="12pt" style:font-style-complex="italic" style:font-weight-complex="normal"/>
    </style:style>
    <style:style style:name="P20" style:family="paragraph" style:parent-style-name="Standard">
      <style:paragraph-properties fo:margin-top="0in" fo:margin-bottom="0.0835in" style:contextual-spacing="false" fo:text-align="justify" style:justify-single-word="false">
        <style:tab-stops>
          <style:tab-stop style:position="1.6252in"/>
          <style:tab-stop style:position="2in"/>
        </style:tab-stops>
      </style:paragraph-properties>
      <style:text-properties style:font-name="Calibri" fo:font-size="12pt" fo:font-style="italic" officeooo:rsid="00144934" officeooo:paragraph-rsid="00144934" style:font-name-asian="Calibri1" style:font-size-asian="12pt" style:language-asian="en" style:country-asian="US" style:font-style-asian="italic" style:font-size-complex="12pt" style:font-style-complex="italic" style:font-weight-complex="bold"/>
    </style:style>
    <style:style style:name="P21" style:family="paragraph" style:parent-style-name="Standard">
      <style:paragraph-properties fo:margin-top="0in" fo:margin-bottom="0.0835in" style:contextual-spacing="false" fo:line-height="150%" fo:text-align="justify" style:justify-single-word="false">
        <style:tab-stops>
          <style:tab-stop style:position="1.6252in"/>
          <style:tab-stop style:position="2in"/>
        </style:tab-stops>
      </style:paragraph-properties>
      <style:text-properties fo:font-style="italic" officeooo:paragraph-rsid="0015019c" style:font-style-asian="italic" style:font-style-complex="italic"/>
    </style:style>
    <style:style style:name="P22"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Source Han Sans CN"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 style:family="text">
      <style:text-properties fo:font-variant="small-caps" style:font-name="Calibri" fo:font-size="16pt" fo:font-weight="bold" style:font-name-asian="Calibri1" style:font-size-asian="16pt" style:language-asian="en" style:country-asian="US" style:font-weight-asian="bold" style:font-size-complex="16pt"/>
    </style:style>
    <style:style style:name="T2" style:family="text">
      <style:text-properties fo:font-variant="small-caps" style:font-name="Calibri" fo:font-size="16pt" fo:font-weight="bold" officeooo:rsid="00171049" style:font-name-asian="Calibri1" style:font-size-asian="16pt" style:language-asian="en" style:country-asian="US" style:font-weight-asian="bold" style:font-size-complex="16pt"/>
    </style:style>
    <style:style style:name="T3" style:family="text">
      <style:text-properties fo:font-variant="small-caps" style:font-name="Calibri" fo:font-size="18pt" fo:font-weight="bold" style:font-name-asian="Calibri1" style:font-size-asian="18pt" style:language-asian="en" style:country-asian="US" style:font-weight-asian="bold" style:font-size-complex="18pt"/>
    </style:style>
    <style:style style:name="T4" style:family="text">
      <style:text-properties style:font-name="Calibri" fo:font-size="18pt" fo:font-weight="bold" style:font-name-asian="Calibri1" style:font-size-asian="18pt" style:language-asian="en" style:country-asian="US" style:font-weight-asian="bold" style:font-size-complex="18pt"/>
    </style:style>
    <style:style style:name="T5" style:family="text">
      <style:text-properties style:font-name="Calibri" fo:font-size="12pt" style:text-underline-style="solid" style:text-underline-width="auto" style:text-underline-color="font-color" fo:font-weight="bold" style:font-name-asian="Calibri1" style:font-size-asian="12pt" style:language-asian="en" style:country-asian="US" style:font-weight-asian="bold" style:font-size-complex="12pt"/>
    </style:style>
    <style:style style:name="T6" style:family="text">
      <style:text-properties style:font-name="Calibri" fo:font-size="12pt" fo:font-weight="bold" style:font-name-asian="Calibri1" style:font-size-asian="12pt" style:language-asian="en" style:country-asian="US" style:font-weight-asian="bold" style:font-size-complex="12pt"/>
    </style:style>
    <style:style style:name="T7" style:family="text">
      <style:text-properties style:font-name="Calibri" fo:font-size="12pt" fo:font-weight="bold" style:font-name-asian="Calibri1" style:font-size-asian="12pt" style:language-asian="en" style:country-asian="US" style:font-weight-asian="bold" style:font-size-complex="12pt" style:font-weight-complex="bold"/>
    </style:style>
    <style:style style:name="T8" style:family="text">
      <style:text-properties style:font-name="Calibri" fo:font-size="12pt" style:font-name-asian="Calibri1" style:font-size-asian="12pt" style:language-asian="en" style:country-asian="US" style:font-size-complex="12pt"/>
    </style:style>
    <style:style style:name="T9" style:family="text">
      <style:text-properties style:font-name="Calibri" fo:font-size="12pt" style:font-name-asian="Calibri1" style:font-size-asian="12pt" style:language-asian="en" style:country-asian="US" style:font-size-complex="12pt" style:font-weight-complex="bold"/>
    </style:style>
    <style:style style:name="T10" style:family="text">
      <style:text-properties style:font-name="Calibri" fo:font-size="12pt" officeooo:rsid="0010f0eb" style:font-name-asian="Calibri1" style:font-size-asian="12pt" style:language-asian="en" style:country-asian="US" style:font-size-complex="12pt" style:font-weight-complex="bold"/>
    </style:style>
    <style:style style:name="T11" style:family="text">
      <style:text-properties style:font-name="Calibri" fo:font-size="12pt" officeooo:rsid="00133624" style:font-name-asian="Calibri1" style:font-size-asian="12pt" style:language-asian="en" style:country-asian="US" style:font-size-complex="12pt" style:font-weight-complex="bold"/>
    </style:style>
    <style:style style:name="T12" style:family="text">
      <style:text-properties style:font-name="Calibri" fo:font-size="12pt" officeooo:rsid="0013b3a8" style:font-name-asian="Calibri1" style:font-size-asian="12pt" style:language-asian="en" style:country-asian="US" style:font-size-complex="12pt" style:font-weight-complex="bold"/>
    </style:style>
    <style:style style:name="T13" style:family="text">
      <style:text-properties style:font-name="Calibri" fo:font-size="12pt" officeooo:rsid="0013be57" style:font-name-asian="Calibri1" style:font-size-asian="12pt" style:language-asian="en" style:country-asian="US" style:font-size-complex="12pt" style:font-weight-complex="bold"/>
    </style:style>
    <style:style style:name="T14" style:family="text">
      <style:text-properties style:font-name="Calibri" fo:font-size="12pt" officeooo:rsid="00140e24" style:font-name-asian="Calibri1" style:font-size-asian="12pt" style:language-asian="en" style:country-asian="US" style:font-size-complex="12pt" style:font-weight-complex="bold"/>
    </style:style>
    <style:style style:name="T15" style:family="text">
      <style:text-properties style:font-name="Calibri" fo:font-size="12pt" officeooo:rsid="00144934" style:font-name-asian="Calibri1" style:font-size-asian="12pt" style:language-asian="en" style:country-asian="US" style:font-size-complex="12pt" style:font-weight-complex="bold"/>
    </style:style>
    <style:style style:name="T16" style:family="text">
      <style:text-properties style:font-name="Calibri" fo:font-size="12pt" fo:font-style="italic" fo:font-weight="normal" officeooo:rsid="0011a97b" style:font-name-asian="Calibri1" style:font-size-asian="12pt" style:language-asian="en" style:country-asian="US" style:font-style-asian="italic" style:font-weight-asian="normal" style:font-size-complex="12pt" style:font-style-complex="italic" style:font-weight-complex="normal"/>
    </style:style>
    <style:style style:name="T17" style:family="text">
      <style:text-properties style:font-name="Calibri" fo:font-size="12pt" fo:font-style="italic" fo:font-weight="normal" officeooo:rsid="0010f0eb" style:font-name-asian="Calibri1" style:font-size-asian="12pt" style:language-asian="en" style:country-asian="US" style:font-style-asian="italic" style:font-weight-asian="normal" style:font-size-complex="12pt" style:font-style-complex="italic" style:font-weight-complex="normal"/>
    </style:style>
    <style:style style:name="T18" style:family="text">
      <style:text-properties style:font-name="Calibri" fo:font-size="12pt" fo:font-style="italic" fo:font-weight="normal" officeooo:rsid="0013b3a8" style:font-name-asian="Calibri1" style:font-size-asian="12pt" style:language-asian="en" style:country-asian="US" style:font-style-asian="italic" style:font-weight-asian="normal" style:font-size-complex="12pt" style:font-style-complex="italic" style:font-weight-complex="normal"/>
    </style:style>
    <style:style style:name="T19" style:family="text">
      <style:text-properties style:font-name="Calibri" fo:font-size="12pt" fo:font-style="italic" style:font-name-asian="Calibri1" style:font-size-asian="12pt" style:language-asian="en" style:country-asian="US" style:font-style-asian="italic" style:font-size-complex="12pt" style:font-style-complex="italic" style:font-weight-complex="bold"/>
    </style:style>
    <style:style style:name="T20" style:family="text">
      <style:text-properties style:font-name="Calibri" fo:font-size="12pt" fo:font-style="italic" officeooo:rsid="0013be57" style:font-name-asian="Calibri1" style:font-size-asian="12pt" style:language-asian="en" style:country-asian="US" style:font-style-asian="italic" style:font-size-complex="12pt" style:font-style-complex="italic" style:font-weight-complex="bold"/>
    </style:style>
    <style:style style:name="T21" style:family="text">
      <style:text-properties style:font-name="Calibri" fo:font-size="12pt" fo:font-style="italic" officeooo:rsid="0010f0eb" style:font-name-asian="Calibri1" style:font-size-asian="12pt" style:language-asian="en" style:country-asian="US" style:font-style-asian="italic" style:font-size-complex="12pt" style:font-style-complex="italic" style:font-weight-complex="bold"/>
    </style:style>
    <style:style style:name="T22" style:family="text">
      <style:text-properties style:font-name="Calibri" fo:font-size="12pt" fo:font-style="italic" officeooo:rsid="0013f832" style:font-name-asian="Calibri1" style:font-size-asian="12pt" style:language-asian="en" style:country-asian="US" style:font-style-asian="italic" style:font-size-complex="12pt" style:font-style-complex="italic" style:font-weight-complex="bold"/>
    </style:style>
    <style:style style:name="T23" style:family="text">
      <style:text-properties style:font-name="Calibri" fo:font-size="12pt" fo:font-style="italic" officeooo:rsid="00140e24" style:font-name-asian="Calibri1" style:font-size-asian="12pt" style:language-asian="en" style:country-asian="US" style:font-style-asian="italic" style:font-size-complex="12pt" style:font-style-complex="italic" style:font-weight-complex="bold"/>
    </style:style>
    <style:style style:name="T24" style:family="text">
      <style:text-properties style:font-name="Calibri" fo:font-size="12pt" fo:font-style="normal" style:font-name-asian="Calibri1" style:font-size-asian="12pt" style:language-asian="en" style:country-asian="US" style:font-style-asian="normal" style:font-size-complex="12pt" style:font-style-complex="normal" style:font-weight-complex="bold"/>
    </style:style>
    <style:style style:name="T25" style:family="text">
      <style:text-properties style:font-name="Calibri" fo:font-size="11pt" style:font-name-asian="Calibri1" style:font-size-asian="11pt" style:language-asian="en" style:country-asian="US"/>
    </style:style>
    <style:style style:name="T26" style:family="text">
      <style:text-properties style:font-name="Calibri" fo:font-size="11pt" officeooo:rsid="0015019c" style:font-name-asian="Calibri1" style:font-size-asian="11pt" style:language-asian="en" style:country-asian="US"/>
    </style:style>
    <style:style style:name="T27" style:family="text">
      <style:text-properties style:font-name="Symbol" fo:font-size="12pt" style:font-name-asian="Calibri1" style:font-size-asian="12pt" style:language-asian="en" style:country-asian="US" style:font-size-complex="12pt" style:font-weight-complex="bold"/>
    </style:style>
    <style:style style:name="T28" style:family="text">
      <style:text-properties style:text-position="sub 58%" style:font-name="Calibri" fo:font-size="12pt" style:font-name-asian="Calibri1" style:font-size-asian="12pt" style:language-asian="en" style:country-asian="US" style:font-size-complex="12pt" style:font-weight-complex="bold"/>
    </style:style>
    <style:style style:name="T29" style:family="text">
      <style:text-properties style:text-position="sub 58%" style:font-name="Calibri" fo:font-size="12pt" fo:font-style="italic" style:font-name-asian="Calibri1" style:font-size-asian="12pt" style:language-asian="en" style:country-asian="US" style:font-style-asian="italic" style:font-size-complex="12pt" style:font-style-complex="italic" style:font-weight-complex="bold"/>
    </style:style>
    <style:style style:name="T30" style:family="text">
      <style:text-properties officeooo:rsid="0010f0eb"/>
    </style:style>
    <style:style style:name="T31" style:family="text">
      <style:text-properties officeooo:rsid="0011a97b"/>
    </style:style>
    <style:style style:name="T32" style:family="text">
      <style:text-properties officeooo:rsid="0013be57"/>
    </style:style>
    <style:style style:name="T33" style:family="text">
      <style:text-properties style:text-underline-style="none"/>
    </style:style>
    <style:style style:name="T34" style:family="text">
      <style:text-properties style:text-position="super 58%" style:font-name="Calibri" fo:font-size="12pt" fo:font-style="italic" officeooo:rsid="0013be57" style:font-name-asian="Calibri1" style:font-size-asian="12pt" style:language-asian="en" style:country-asian="US" style:font-style-asian="italic" style:font-size-complex="12pt" style:font-style-complex="italic" style:font-weight-complex="bold"/>
    </style:style>
    <style:style style:name="T35" style:family="text">
      <style:text-properties style:text-position="super 58%" style:font-name="Calibri" fo:font-size="12pt" fo:font-style="italic" officeooo:rsid="0013f832" style:font-name-asian="Calibri1" style:font-size-asian="12pt" style:language-asian="en" style:country-asian="US" style:font-style-asian="italic" style:font-size-complex="12pt" style:font-style-complex="italic" style:font-weight-complex="bold"/>
    </style:style>
    <style:style style:name="T36" style:family="text">
      <style:text-properties style:text-position="super 58%" style:font-name="Calibri" fo:font-size="12pt" fo:font-style="italic" style:text-underline-style="none" officeooo:rsid="0013f832" style:font-name-asian="Calibri1" style:font-size-asian="12pt" style:language-asian="en" style:country-asian="US" style:font-style-asian="italic" style:font-size-complex="12pt" style:font-style-complex="italic" style:font-weight-complex="bold"/>
    </style:style>
    <style:style style:name="T37" style:family="text">
      <style:text-properties style:text-position="super 58%" style:text-underline-style="none"/>
    </style:style>
    <style:style style:name="T38" style:family="text">
      <style:text-properties style:text-position="0% 100%" style:font-name="Calibri" fo:font-size="12pt" fo:font-style="italic" officeooo:rsid="0013f832" style:font-name-asian="Calibri1" style:font-size-asian="12pt" style:language-asian="en" style:country-asian="US" style:font-style-asian="italic" style:font-size-complex="12pt" style:font-style-complex="italic" style:font-weight-complex="bold"/>
    </style:style>
    <style:style style:name="T39" style:family="text">
      <style:text-properties fo:font-style="normal" style:font-style-asian="normal" style:font-style-complex="normal"/>
    </style:style>
    <style:style style:name="T40" style:family="text">
      <style:text-properties fo:font-style="normal" style:text-underline-style="none" style:font-style-asian="normal" style:font-style-complex="normal"/>
    </style:style>
    <style:style style:name="T41" style:family="text">
      <style:text-properties officeooo:rsid="0015019c"/>
    </style:style>
    <style:style style:name="T42" style:family="text"/>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fo:margin-top="0in" fo:margin-bottom="0in" style:run-through="foreground" style:wrap="run-through" style:number-wrapped-paragraphs="no-limit" style:vertical-pos="from-top" style:horizontal-pos="from-left" style:horizontal-rel="paragraph"/>
    </style:style>
    <style:style style:name="gr2" style:family="graphic">
      <style:graphic-properties style:run-through="foreground"/>
    </style:style>
    <style:style style:name="gr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1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29"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0"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1"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2"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3"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4"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5"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6"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7"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38" style:family="graphic">
      <style:graphic-properties draw:stroke="none" draw:stroke-dash="Dash_20_Dot_20_4"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Apellidos y Nombre: </text:span><text:span text:style-name="T2">D’Andrade Furlanetto, Gabriel</text:span><text:span text:style-name="T1"> ___________________________________________</text:span></text:p>
      <text:p text:style-name="P1"><text:span text:style-name="T3">Informe de Resultados</text:span><text:span text:style-name="T4"> (Práctica III. Medida de</text:span></text:p>
      <text:p text:style-name="P1"><text:span text:style-name="T4"><text:s/>resistencias e impedancias)</text:span></text:p>
      <text:p text:style-name="P4"><text:span text:style-name="T5">1. Objetivos</text:span></text:p>
      <text:p text:style-name="P21"><text:span text:style-name="T26">En esta práctica, queremos medir resistencias y impedancias utilizando polímetros y galvanómetros. Concretamente, mediremos resistencias pequeñas (de la orden de <text:s text:c="2"/>10 </text:span><text:span text:style-name="T26"><draw:g text:anchor-type="as-char" svg:y="-0.1161in" draw:z-index="13" draw:style-name="gr1"><svg:title>TexMaths</svg:title><svg:desc>12§display§\Omega§svg§600§FALSE§</svg:desc><draw:g draw:style-name="gr2"><draw:path draw:style-name="gr11" draw:text-style-name="P22" svg:width="0.0941in" svg:height="0.0988in" svg:x="0.0016in" svg:y="0.0083in" svg:viewBox="0 0 240 252" svg:d="M0 0c80 0 160 0 240 0 0 84 0 168 0 252-80 0-160 0-240 0 0-84 0-168 0-252z"><text:p/></draw:path><draw:path draw:style-name="gr12"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span text:style-name="T26">) y grandes (de la orden de 10,000 </text:span><text:span text:style-name="T26"><draw:g text:anchor-type="as-char" svg:y="-0.1161in" draw:z-index="14" draw:style-name="gr1"><svg:title>TexMaths</svg:title><svg:desc>12§display§\Omega§svg§600§FALSE§</svg:desc><draw:g draw:style-name="gr2"><draw:path draw:style-name="gr9" draw:text-style-name="P22" svg:width="0.0941in" svg:height="0.0988in" svg:x="0.0016in" svg:y="0.0083in" svg:viewBox="0 0 240 252" svg:d="M0 0c80 0 160 0 240 0 0 84 0 168 0 252-80 0-160 0-240 0 0-84 0-168 0-252z"><text:p/></draw:path><draw:path draw:style-name="gr10"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span text:style-name="T26">) utilizando shunts largos y cortos; la resistencia de un hilo de cobre de con una Puente de </text:span><text:span text:style-name="T25">Wheatstone </text:span><text:span text:style-name="T26">para estimar su resistividad; y la inductancia de un inductor utilizando una Puente de Maxwell.</text:span></text:p>
      <text:p text:style-name="P5"><text:span text:style-name="T5">2 Realización práctica</text:span></text:p>
      <text:p text:style-name="P5"><text:span text:style-name="T6">2.a Material Utilizado</text:span></text:p>
      <text:list xml:id="list2366670264" text:style-name="L1">
        <text:list-item>
          <text:p text:style-name="P13">Fuente de alimentación contínua <text:span text:style-name="T39">(Para el shunt largo y corto)</text:span></text:p>
        </text:list-item>
        <text:list-item>
          <text:p text:style-name="P14">Generador de funciones <text:span text:style-name="T39">(Fuente de corriente alterna para puente de Maxwell)</text:span></text:p>
        </text:list-item>
        <text:list-item>
          <text:p text:style-name="P14">Caja de resistencias <text:span text:style-name="T39">(Para todas las prácticas)</text:span></text:p>
        </text:list-item>
        <text:list-item>
          <text:p text:style-name="P14">Microamperímetro<text:span text:style-name="T39"> (Para Puente de Wheatstone)</text:span></text:p>
        </text:list-item>
        <text:list-item>
          <text:p text:style-name="P14"><text:span text:style-name="T39">Fuente de alimentación 4.5 V y pulsador (Puente de Wheatstone)</text:span></text:p>
        </text:list-item>
        <text:list-item>
          <text:p text:style-name="P14"><text:span text:style-name="T39">Caja de capacidades (Puente de Maxwell) </text:span></text:p>
        </text:list-item>
        <text:list-item>
          <text:p text:style-name="P14"><text:span text:style-name="T39">Multímetros (Para todas)</text:span></text:p>
        </text:list-item>
        <text:list-item>
          <text:p text:style-name="P14"><text:span text:style-name="T39">Resistencia de cobre (Puente de Wheatstone)</text:span></text:p>
        </text:list-item>
        <text:list-item>
          <text:p text:style-name="P14"><text:span text:style-name="T39">Puente de Hilo (Puente de Wheatstone)</text:span></text:p>
        </text:list-item>
        <text:list-item>
          <text:p text:style-name="P14"><text:span text:style-name="T39">Inductancia desconocida (Puente de Maxwell)</text:span></text:p>
        </text:list-item>
      </text:list>
      <text:p text:style-name="P5"><text:span text:style-name="T6">2.b Procedimiento Experimental</text:span></text:p>
      <text:p text:style-name="P5"><text:bookmark-start text:name="_Hlk61608702"/><text:span text:style-name="T9">Se incluirán en cada caso los valores obtenidos en las medidas y se responderá a las preguntas incluidas.</text:span><text:bookmark-end text:name="_Hlk61608702"/></text:p>
      <text:p text:style-name="P5"><text:span text:style-name="T6">-. Utilización de amperímetros y voltímetros</text:span></text:p>
      <text:p text:style-name="P5"><text:span text:style-name="T6">Medida de resistencias de valores pequeños</text:span><text:span text:style-name="T9">. </text:span></text:p>
      <text:p text:style-name="P5"><text:span text:style-name="T9">Se medirá una resistencia Rx de un valor en torno a 10 </text:span><text:span text:style-name="T27">W</text:span><text:span text:style-name="T9"> utilizando la escala de 20 mA para el amperímetro.</text:span></text:p>
      <text:p text:style-name="P5"><text:span text:style-name="T9">Valor nominal de Rx:</text:span></text:p>
      <text:p text:style-name="P5"><text:span text:style-name="T9">Shunt largo</text:span></text:p>
      <text:p text:style-name="P6"><text:span text:style-name="T9">Valor V: </text:span><text:span text:style-name="T10">246 mV</text:span><text:span text:style-name="T9"><text:tab/><text:tab/>Valor de I: </text:span><text:span text:style-name="T10">19.00 mA</text:span><text:span text:style-name="T9"> <text:tab/><text:tab/>R=V/I=</text:span><text:span text:style-name="T10">12.947</text:span><text:span text:style-name="T10"><draw:g text:anchor-type="as-char" svg:y="-0.1161in" draw:z-index="1" draw:style-name="gr1"><svg:title>TexMaths</svg:title><svg:desc>12§display§\Omega
§svg§600§FALSE§</svg:desc><draw:g draw:style-name="gr2"><draw:path draw:style-name="gr35" draw:text-style-name="P22" svg:width="0.0941in" svg:height="0.0988in" svg:x="0.0016in" svg:y="0.0083in" svg:viewBox="0 0 240 252" svg:d="M0 0c80 0 160 0 240 0 0 84 0 168 0 252-80 0-160 0-240 0 0-84 0-168 0-252z"><text:p/></draw:path><draw:path draw:style-name="gr36"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p>
      <text:p text:style-name="P5"><text:span text:style-name="T9">Es exacto el valor ¿Por qué?</text:span></text:p>
      <text:p text:style-name="P17">No es exacto, ya que se estará midiendo la resistencia <text:span text:style-name="T31">equivalente del resistor y el amperímetro (que está en série)</text:span>. <text:span text:style-name="T31">Eso significa que estaremos midiendo, en este problema, por encima de lo que debería ser.</text:span></text:p>
      <text:p text:style-name="P5"><text:span text:style-name="T9">Shunt corto</text:span></text:p>
      <text:p text:style-name="P6"><text:span text:style-name="T9">Valor V: </text:span><text:span text:style-name="T10">192 mV</text:span><text:span text:style-name="T9"><text:tab/><text:tab/>Valor de I:</text:span><text:span text:style-name="T10"> 19.01 mA</text:span><text:span text:style-name="T9"><text:tab/><text:tab/><text:tab/>R=V/I=</text:span><text:span text:style-name="T10">10.100 </text:span><text:span text:style-name="T10"><draw:g text:anchor-type="as-char" svg:y="-0.1161in" draw:z-index="0" draw:style-name="gr1"><svg:title>TexMaths</svg:title><svg:desc>12§display§\Omega
§svg§600§FALSE§</svg:desc><draw:g draw:style-name="gr2"><draw:path draw:style-name="gr37" draw:text-style-name="P22" svg:width="0.0941in" svg:height="0.0988in" svg:x="0.0016in" svg:y="0.0083in" svg:viewBox="0 0 240 252" svg:d="M0 0c80 0 160 0 240 0 0 84 0 168 0 252-80 0-160 0-240 0 0-84 0-168 0-252z"><text:p/></draw:path><draw:path draw:style-name="gr38"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p>
      <text:p text:style-name="P7"><text:span text:style-name="T9">¿Es exacto el valor de R calculado como V/I? ¿Por qué?</text:span><text:span text:style-name="T7"> </text:span><text:span text:style-name="T16">No es exacto, pero sí que es bastante cerca (la diferencia es por la orden de 0.1 </text:span><text:span text:style-name="T17"><draw:g text:anchor-type="as-char" svg:y="-0.1161in" draw:z-index="2" draw:style-name="gr1"><svg:title>TexMaths</svg:title><svg:desc>12§display§\Omega
§svg§600§FALSE§</svg:desc><draw:g draw:style-name="gr2"><draw:path draw:style-name="gr33" draw:text-style-name="P22" svg:width="0.0941in" svg:height="0.0988in" svg:x="0.0016in" svg:y="0.0083in" svg:viewBox="0 0 240 252" svg:d="M0 0c80 0 160 0 240 0 0 84 0 168 0 252-80 0-160 0-240 0 0-84 0-168 0-252z"><text:p/></draw:path><draw:path draw:style-name="gr34"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span text:style-name="T16">). Eso pasa porque estamos midiendo la resistencia equivalente de nuestra resistencia y la interna del voltímetro, que estará en paralelo. Por lo tanto, si la resistencia del </text:span><text:soft-page-break/><text:span text:style-name="T16">voltímetro es (bastante) más grande que la del problema, como es el caso, tendremos una medida bastante precisa.</text:span></text:p>
      <text:p text:style-name="P5"><text:span text:style-name="T9">¿Qué método resulta más adecuado, el shunt largo o el corto? ¿Por qué?</text:span></text:p>
      <text:p text:style-name="P18">En este problema, es más adecuado el shunt corto que el largo, ya que nuestra resistencia está por la orden de los 10 <text:span text:style-name="T30"><draw:g text:anchor-type="as-char" svg:y="-0.1161in" draw:z-index="3" draw:style-name="gr1"><svg:title>TexMaths</svg:title><svg:desc>12§display§\Omega
§svg§600§FALSE§</svg:desc><draw:g draw:style-name="gr2"><draw:path draw:style-name="gr31" draw:text-style-name="P22" svg:width="0.0941in" svg:height="0.0988in" svg:x="0.0016in" svg:y="0.0083in" svg:viewBox="0 0 240 252" svg:d="M0 0c80 0 160 0 240 0 0 84 0 168 0 252-80 0-160 0-240 0 0-84 0-168 0-252z"><text:p/></draw:path><draw:path draw:style-name="gr32"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span text:style-name="T30">, </text:span>que es similar a la del amperímetro pero bastante menor que la del voltímetro.</text:p>
      <text:p text:style-name="P5"><text:span text:style-name="T6">Medida de resistencias de valores grandes</text:span><text:span text:style-name="T9">. </text:span></text:p>
      <text:p text:style-name="P5"><text:span text:style-name="T9">Se medirá una resistencia Rx de un valor en torno a 10.000 </text:span><text:span text:style-name="T27">W</text:span><text:span text:style-name="T9"> utilizando la escala de 20 mA para el amperímetro.</text:span></text:p>
      <text:p text:style-name="P5"><text:span text:style-name="T9">Valor nominal de Rx:</text:span><text:span text:style-name="T11">10000</text:span></text:p>
      <text:p text:style-name="P5"><text:span text:style-name="T9">Shunt largo</text:span></text:p>
      <text:p text:style-name="P8"><text:span text:style-name="T9">Valor V: </text:span><text:span text:style-name="T11">2130 mV </text:span><text:span text:style-name="T9"><text:tab/><text:tab/>Valor de I: </text:span><text:span text:style-name="T11">0.21 mA </text:span><text:span text:style-name="T9"><text:tab/><text:tab/>R=V/I= </text:span><text:span text:style-name="T11">101</text:span><text:span text:style-name="T12">43</text:span><text:span text:style-name="T11"> </text:span><text:span text:style-name="T10"><draw:g text:anchor-type="as-char" svg:y="-0.1161in" draw:z-index="4" draw:style-name="gr1"><svg:title>TexMaths</svg:title><svg:desc>12§display§\Omega
§svg§600§FALSE§</svg:desc><draw:g draw:style-name="gr2"><draw:path draw:style-name="gr29" draw:text-style-name="P22" svg:width="0.0941in" svg:height="0.0988in" svg:x="0.0016in" svg:y="0.0083in" svg:viewBox="0 0 240 252" svg:d="M0 0c80 0 160 0 240 0 0 84 0 168 0 252-80 0-160 0-240 0 0-84 0-168 0-252z"><text:p/></draw:path><draw:path draw:style-name="gr30"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p>
      <text:p text:style-name="P5"><text:span text:style-name="T9">Es exacto el valor ¿Por qué?</text:span><text:span text:style-name="T7"> </text:span><text:span text:style-name="T18">No es exacto, porque ninguna medida con los aparatos que tenemos podría serlo, pero si está bastante cerca del valor nominal.</text:span></text:p>
      <text:p text:style-name="P15"/>
      <text:p text:style-name="P5"><text:span text:style-name="T9">Shunt corto</text:span></text:p>
      <text:p text:style-name="P10"><text:span text:style-name="T9">Valor V:</text:span><text:span text:style-name="T11">2110mV</text:span><text:span text:style-name="T9"><text:tab/><text:tab/>Valor de I: </text:span><text:span text:style-name="T11">0.21mA</text:span><text:span text:style-name="T9"><text:tab/><text:tab/><text:tab/>R=V/I=</text:span><text:span text:style-name="T12">10048 </text:span><text:span text:style-name="T10"><draw:g text:anchor-type="as-char" svg:y="-0.1161in" draw:z-index="5" draw:style-name="gr1"><svg:title>TexMaths</svg:title><svg:desc>12§display§\Omega
§svg§600§FALSE§</svg:desc><draw:g draw:style-name="gr2"><draw:path draw:style-name="gr27" draw:text-style-name="P22" svg:width="0.0941in" svg:height="0.0988in" svg:x="0.0016in" svg:y="0.0083in" svg:viewBox="0 0 240 252" svg:d="M0 0c80 0 160 0 240 0 0 84 0 168 0 252-80 0-160 0-240 0 0-84 0-168 0-252z"><text:p/></draw:path><draw:path draw:style-name="gr28"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p>
      <text:p text:style-name="P9"><text:span text:style-name="T9">¿Es exacto el valor de R calculado como V/I? ¿Por qué?</text:span><text:span text:style-name="T18">No es exacto, porque ninguna medida con los aparatos que tenemos podría serlo, pero si está bastante cerca del valor nominal.</text:span></text:p>
      <text:p text:style-name="P5"><text:span text:style-name="T9">¿Qué método resulta más adecuado, el shunt largo o el corto? ¿Por qué? </text:span><text:span text:style-name="T18">Puede ser que resulte un poco raro el shunt corto haber salido mejor que el largo, ya que, en teoría, este debería ser más preciso para medir resistencias grandes que aquel, pero en realidad nuestra resistencia no es grande lo suficiente para el voltímetro influyir suficientemente en nuestra medida. Tenemos que tener en cuenta que el error del largo es de la orden de 1%, y, si no ignoramos las limitaciones de nuestro equipamento, no es más que casualidad que este há sido menos preciso que el otro. Esto es, en este problema, los dos son adecuados.</text:span></text:p>
      <text:p text:style-name="P5"><text:span text:style-name="T6">-. Medida de una pequeña resistencia mediante un puente de Wheatstone</text:span></text:p>
      <text:p text:style-name="P10"><text:span text:style-name="T9">Valores en el equilibrio: </text:span><text:span text:style-name="T19">R</text:span><text:span text:style-name="T29">3</text:span><text:span text:style-name="T19">:</text:span><text:span text:style-name="T20">6</text:span><text:span text:style-name="T21"><draw:g text:anchor-type="as-char" svg:y="-0.1161in" draw:z-index="6" draw:style-name="gr1"><svg:title>TexMaths</svg:title><svg:desc>12§display§\Omega
§svg§600§FALSE§</svg:desc><draw:g draw:style-name="gr2"><draw:path draw:style-name="gr25" draw:text-style-name="P22" svg:width="0.0941in" svg:height="0.0988in" svg:x="0.0016in" svg:y="0.0083in" svg:viewBox="0 0 240 252" svg:d="M0 0c80 0 160 0 240 0 0 84 0 168 0 252-80 0-160 0-240 0 0-84 0-168 0-252z"><text:p/></draw:path><draw:path draw:style-name="gr26"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span text:style-name="T19"><text:tab/>l</text:span><text:span text:style-name="T29">1</text:span><text:span text:style-name="T19">:</text:span><text:span text:style-name="T20">52.7 cm</text:span><text:span text:style-name="T19"><text:tab/><text:tab/>l</text:span><text:span text:style-name="T29">2</text:span><text:span text:style-name="T19">: </text:span><text:span text:style-name="T20">47.3 cm</text:span></text:p>
      <text:p text:style-name="P5"><text:span text:style-name="T9">Valor obtenido con el puente para </text:span><text:span text:style-name="T19">Rx: </text:span><text:span text:style-name="T20">5.385</text:span></text:p>
      <text:p text:style-name="P5"><text:span text:style-name="T9">Longitud l del hilo de cobre: </text:span><text:span text:style-name="T20">10.5 m</text:span></text:p>
      <text:p text:style-name="P11"><text:span text:style-name="T9">Sección S del hilo de cobre: </text:span><text:span text:style-name="T20">3.1416 </text:span><text:span text:style-name="T20"><draw:g text:anchor-type="as-char" svg:y="-0.0402in" draw:z-index="8" draw:style-name="gr1"><svg:title>TexMaths</svg:title><svg:desc>12§display§\cdot§svg§600§FALSE§</svg:desc><draw:g draw:style-name="gr2"><draw:path draw:style-name="gr21" draw:text-style-name="P22" svg:width="0.0146in" svg:height="0.0319in" svg:x="0.0004in" svg:y="0.0087in" svg:viewBox="0 0 38 82" svg:d="M20 82c-7 0-14 0-20 0 0-28 0-55 0-82 12 0 24 0 38 0 0 27 0 54 0 82-6 0-12 0-18 0z"><text:p/></draw:path><draw:path draw:style-name="gr22" draw:text-style-name="P23" svg:width="0.0173in" svg:height="0.0169in" svg:x="0.0059in" svg:y="0.0004in" svg:viewBox="0 0 45 44" svg:d="M45 22c0-11-11-22-23-22-13 0-22 11-22 22 0 12 9 22 22 22 12 0 23-10 23-22z"><text:p/></draw:path></draw:g></draw:g></text:span><text:span text:style-name="T20">10</text:span><text:span text:style-name="T34">-</text:span><text:span text:style-name="T35">8 </text:span><text:span text:style-name="T38">m</text:span><text:span text:style-name="T35">2</text:span></text:p>
      <text:p text:style-name="P11"><text:span text:style-name="T9">Valor obtenido de la resistividad </text:span><text:span text:style-name="T27">r</text:span><text:span text:style-name="T9">= R*(S/l) </text:span><text:span text:style-name="T13">= </text:span><text:span text:style-name="T22">1.6112 </text:span><text:span text:style-name="T20"><draw:g text:anchor-type="as-char" svg:y="-0.0402in" draw:z-index="9" draw:style-name="gr1"><svg:title>TexMaths</svg:title><svg:desc>12§display§\cdot§svg§600§FALSE§</svg:desc><draw:g draw:style-name="gr2"><draw:path draw:style-name="gr19" draw:text-style-name="P22" svg:width="0.0146in" svg:height="0.0319in" svg:x="0.0004in" svg:y="0.0087in" svg:viewBox="0 0 38 82" svg:d="M20 82c-7 0-14 0-20 0 0-28 0-55 0-82 12 0 24 0 38 0 0 27 0 54 0 82-6 0-12 0-18 0z"><text:p/></draw:path><draw:path draw:style-name="gr20" draw:text-style-name="P23" svg:width="0.0173in" svg:height="0.0169in" svg:x="0.0059in" svg:y="0.0004in" svg:viewBox="0 0 45 44" svg:d="M45 22c0-11-11-22-23-22-13 0-22 11-22 22 0 12 9 22 22 22 12 0 23-10 23-22z"><text:p/></draw:path></draw:g></draw:g></text:span><text:span text:style-name="T22"><text:s/>10</text:span><text:span text:style-name="T36">-8</text:span><text:span text:style-name="T22"> </text:span><text:span text:style-name="T21"><draw:g text:anchor-type="as-char" svg:y="-0.1161in" draw:z-index="7" draw:style-name="gr1"><svg:title>TexMaths</svg:title><svg:desc>12§display§\Omega
§svg§600§FALSE§</svg:desc><draw:g draw:style-name="gr2"><draw:path draw:style-name="gr23" draw:text-style-name="P22" svg:width="0.0941in" svg:height="0.0988in" svg:x="0.0016in" svg:y="0.0083in" svg:viewBox="0 0 240 252" svg:d="M0 0c80 0 160 0 240 0 0 84 0 168 0 252-80 0-160 0-240 0 0-84 0-168 0-252z"><text:p/></draw:path><draw:path draw:style-name="gr24"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span text:style-name="T22">m</text:span></text:p>
      <text:p text:style-name="P5"><text:span text:style-name="T9">Comparar el valor de la resistividad con los valores de la literatura. ¿Es exacto? ¿Cuáles son las posibles fuentes de error?</text:span></text:p>
      <text:p text:style-name="P19">En la literatura, la resistividad del cobre a 20°C es de 1.68 <text:span text:style-name="T32"><draw:g text:anchor-type="as-char" svg:y="-0.0402in" draw:z-index="10" draw:style-name="gr1"><svg:title>TexMaths</svg:title><svg:desc>12§display§\cdot§svg§600§FALSE§</svg:desc><draw:g draw:style-name="gr2"><draw:path draw:style-name="gr17" draw:text-style-name="P22" svg:width="0.0146in" svg:height="0.0319in" svg:x="0.0004in" svg:y="0.0087in" svg:viewBox="0 0 38 82" svg:d="M20 82c-7 0-14 0-20 0 0-28 0-55 0-82 12 0 24 0 38 0 0 27 0 54 0 82-6 0-12 0-18 0z"><text:p/></draw:path><draw:path draw:style-name="gr18" draw:text-style-name="P23" svg:width="0.0173in" svg:height="0.0169in" svg:x="0.0059in" svg:y="0.0004in" svg:viewBox="0 0 45 44" svg:d="M45 22c0-11-11-22-23-22-13 0-22 11-22 22 0 12 9 22 22 22 12 0 23-10 23-22z"><text:p/></draw:path></draw:g></draw:g></text:span><text:s/>10<text:span text:style-name="T37">-8</text:span> <text:span text:style-name="T30"><draw:g text:anchor-type="as-char" svg:y="-0.1161in" draw:z-index="11" draw:style-name="gr1"><svg:title>TexMaths</svg:title><svg:desc>12§display§\Omega
§svg§600§FALSE§</svg:desc><draw:g draw:style-name="gr2"><draw:path draw:style-name="gr15" draw:text-style-name="P22" svg:width="0.0941in" svg:height="0.0988in" svg:x="0.0016in" svg:y="0.0083in" svg:viewBox="0 0 240 252" svg:d="M0 0c80 0 160 0 240 0 0 84 0 168 0 252-80 0-160 0-240 0 0-84 0-168 0-252z"><text:p/></draw:path><draw:path draw:style-name="gr16"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m, algo diferente de la nuestra. <text:span text:style-name="T33">Esta diferencia se puede explicar, principalmente, por el hecho de que no estamos a 20°C, y que la resistividad depende de la temperatura.</text:span></text:p>
      <text:p text:style-name="P19"><text:span text:style-name="T33"/></text:p>
      <text:p text:style-name="P16"><text:soft-page-break/><text:span text:style-name="T40"/></text:p>
      <text:p text:style-name="P5"><text:span text:style-name="T6">-. Medida de una inductancia mediante un puente de Maxwell</text:span></text:p>
      <text:p text:style-name="P5"><text:span text:style-name="T9">Valores de los elementos del puente utilizados para alcanzar el equilibrio:</text:span></text:p>
      <text:p text:style-name="P12"><text:span text:style-name="T9">R1: </text:span><text:span text:style-name="T23">88 </text:span><text:span text:style-name="T23"><draw:g text:anchor-type="as-char" svg:y="-0.1161in" draw:z-index="15" draw:style-name="gr1"><svg:title>TexMaths</svg:title><svg:desc>12§display§\Omega§svg§600§FALSE§</svg:desc><draw:g draw:style-name="gr2"><draw:path draw:style-name="gr7" draw:text-style-name="P22" svg:width="0.0941in" svg:height="0.0988in" svg:x="0.0016in" svg:y="0.0083in" svg:viewBox="0 0 240 252" svg:d="M0 0c80 0 160 0 240 0 0 84 0 168 0 252-80 0-160 0-240 0 0-84 0-168 0-252z"><text:p/></draw:path><draw:path draw:style-name="gr8"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span text:style-name="T9"><text:tab/>R2: </text:span><text:span text:style-name="T23">92 </text:span><text:span text:style-name="T23"><draw:g text:anchor-type="as-char" svg:y="-0.1161in" draw:z-index="16" draw:style-name="gr1"><svg:title>TexMaths</svg:title><svg:desc>12§display§\Omega§svg§600§FALSE§</svg:desc><draw:g draw:style-name="gr2"><draw:path draw:style-name="gr5" draw:text-style-name="P22" svg:width="0.0941in" svg:height="0.0988in" svg:x="0.0016in" svg:y="0.0083in" svg:viewBox="0 0 240 252" svg:d="M0 0c80 0 160 0 240 0 0 84 0 168 0 252-80 0-160 0-240 0 0-84 0-168 0-252z"><text:p/></draw:path><draw:path draw:style-name="gr6"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span text:style-name="T19"><text:tab/><text:tab/><text:tab/></text:span><text:span text:style-name="T9">C2: </text:span><text:span text:style-name="T23">3.230 </text:span><text:span text:style-name="T23"><draw:g text:anchor-type="as-char" svg:y="-0.0744in" draw:z-index="12" draw:style-name="gr1"><svg:title>TexMaths</svg:title><svg:desc>12§display§\mu

§svg§600§FALSE§</svg:desc><draw:g draw:style-name="gr2"><draw:path draw:style-name="gr13" draw:text-style-name="P22" svg:width="0.0772in" svg:height="0.0909in" svg:x="0.0039in" svg:y="0.0087in" svg:viewBox="0 0 197 232" svg:d="M0 0c65 0 131 0 197 0 0 77 0 155 0 232-66 0-132 0-197 0 0-77 0-155 0-232z"><text:p/></draw:path><draw:path draw:style-name="gr14" draw:text-style-name="P23" svg:width="0.0894in" svg:height="0.1079in" svg:x="0.0004in" svg:y="0in" svg:viewBox="0 0 228 275" svg:d="M86 38c2-9 6-25 6-27 0-7-5-11-12-11-2 0-14 0-17 16-21 80-40 160-61 241-2 5-2 6-2 7 0 6 5 11 12 11 10 0 15-7 16-9 1-3 6-26 23-90 13 11 32 12 41 12 29 0 44-18 54-30 3 20 19 30 38 30 15 0 25-9 32-22 6-15 8-27 12-40 0-5-4-5-5-5-5 0-5 1-6 7-7 27-14 52-33 52-10 0-12-11-12-19 0-10 5-29 9-43 5-16 8-32 12-46 1-6 5-22 7-28 1-9 6-26 6-28 0-8-6-11-12-11-2 0-13 0-17 14-6 27-12 52-19 78-6 22-10 40-11 42-1 3-22 41-54 41-21 0-32-14-32-37 0-11 4-23 7-34 6-24 12-48 18-71z"><text:p/></draw:path></draw:g></draw:g></text:span><text:span text:style-name="T23">F</text:span><text:span text:style-name="T19"><text:tab/><text:tab/><text:tab/></text:span><text:span text:style-name="T9">R</text:span><text:span text:style-name="T24">4: </text:span><text:span text:style-name="T23">90 </text:span><text:span text:style-name="T23"><draw:g text:anchor-type="as-char" svg:y="-0.1161in" draw:z-index="17" draw:style-name="gr1"><svg:title>TexMaths</svg:title><svg:desc>12§display§\Omega§svg§600§FALSE§</svg:desc><draw:g draw:style-name="gr2"><draw:path draw:style-name="gr3" draw:text-style-name="P22" svg:width="0.0941in" svg:height="0.0988in" svg:x="0.0016in" svg:y="0.0083in" svg:viewBox="0 0 240 252" svg:d="M0 0c80 0 160 0 240 0 0 84 0 168 0 252-80 0-160 0-240 0 0-84 0-168 0-252z"><text:p/></draw:path><draw:path draw:style-name="gr4" draw:text-style-name="P23" svg:width="0.1039in" svg:height="0.1161in" svg:x="0.0004in" svg:y="0in" svg:viewBox="0 0 265 296" svg:d="M265 227c-3 0-7 0-11 0-2 11-3 20-7 31-2 6-3 10-27 10-11 0-22 0-34 0 5-23 18-43 37-71 19-30 37-58 37-91 0-59-56-106-127-106-72 0-127 48-127 106 0 33 17 61 36 91 19 28 32 48 38 71-12 0-22 0-33 0-25 0-27-4-29-10-2-9-5-20-7-31-4 0-7 0-11 0 5 23 10 46 14 69 23 0 45 0 68 0 9 0 10 0 10-9 0-30-13-67-22-94-10-24-21-56-21-87 0-68 46-96 84-96 40 0 84 30 84 96 0 31-12 61-24 96-6 18-19 55-19 85 0 9 1 9 11 9 23 0 44 0 66 0 5-23 9-46 14-69z"><text:p/></draw:path></draw:g></draw:g></text:span></text:p>
      <text:p text:style-name="P5"><text:span text:style-name="T9">Frecuencia: </text:span><text:span text:style-name="T14">10Hz</text:span></text:p>
      <text:p text:style-name="P5"><text:span text:style-name="T9">Intensidad medida en el polímetro en el equilibrio: </text:span><text:span text:style-name="T14">1.2</text:span></text:p>
      <text:p text:style-name="P5"><text:span text:style-name="T9">Valor obtenido con el puente de Maxwell para L</text:span><text:span text:style-name="T28">3</text:span><text:span text:style-name="T9">: </text:span><text:span text:style-name="T14">25.</text:span><text:span text:style-name="T15">6</text:span><text:span text:style-name="T14"> mH</text:span></text:p>
      <text:p text:style-name="P15"/>
      <text:p text:style-name="P5"><text:span text:style-name="T9">Comunicar el valor obtenido al profesor. </text:span></text:p>
      <text:p text:style-name="P5"><text:span text:style-name="T9">¿Es el valor obtenido igual al valor nominal proporcionado por el profesor? ¿Cuáles son las posibles fuentes de error? ¿Afectará el valor de la frecuencia a la medida?</text:span></text:p>
      <text:p text:style-name="P20">El valor nominal es de 22.6mH, lo que nos daria un error de 13%, algo que es significativo pero se podría explicar por la sensibilidad del experimento a minúsculas variaciones de resistencia y capacidades. De esta manera, algo como la resistencia debida a cables o cualquier otro problema igualmente difícil de controlar, tendrían efectos significativos en el resultado final. <text:span text:style-name="T41">La frecuencia sí afectaría las medidas, ya que probablemente tornaría nuestro sistema todavía más sensible a pequeñas variaciones, dado que la </text:span></text:p>
      <text:p text:style-name="P15"/>
      <text:p text:style-name="P5"><text:span text:style-name="T5">3. Comentarios</text:span><text:bookmark text:name="_Hlk61606988"/></text:p>
      <text:p text:style-name="P5"><text:span text:style-name="T8">En este caso ya se han ido proponiendo preguntas en cada apartado.</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 Black" svg:font-family="'Arial Black'" style:font-family-generic="roman" style:font-pitch="variable"/>
    <style:font-face style:name="Arial Unicode MS" svg:font-family="'Arial Unicode MS'" style:font-family-generic="system"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style:font-face style:name="OpenSymbol" svg:font-family="OpenSymbol" style:font-charset="x-symbol"/>
    <style:font-face style:name="Palatino" svg:font-family="Palatino" style:font-family-generic="roman" style:font-pitch="variable"/>
    <style:font-face style:name="Source Han Sans CN" svg:font-family="'Source Han Sans CN'" style:font-family-generic="system" style:font-pitch="variable"/>
    <style:font-face style:name="Symbol" svg:font-family="Symbol" style:font-family-generic="roman"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stroke-dash draw:name="Dash_20_Dot_20_4" draw:display-name="Dash Dot 4"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Times New Roman" fo:font-size="10pt" fo:language="es" fo:country="ES" style:letter-kerning="false" style:font-name-asian="Times New Roman1" style:font-size-asian="10pt" style:language-asian="es" style:country-asian="E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style:writing-mode="lr-tb"/>
      <style:text-properties style:rfc-language-tag-asian="es-ES-u-co-trad" style:language-asian="es" style:country-asian="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text-align="justify" style:justify-single-word="false" fo:text-indent="0.1972in" style:auto-text-indent="false"/>
      <style:text-properties fo:font-size="9.5pt" style:rfc-language-tag="es-ES-u-co-trad" fo:language="es" fo:country="ES" fo:font-weight="bold" style:font-size-asian="9.5pt" style:language-asian="es" style:country-asian="ES" style:font-weight-asian="bold"/>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next-style-name="Standard" style:default-outline-level="1" style:class="text">
      <style:paragraph-properties fo:margin-top="0in" fo:margin-bottom="0.0417in" style:contextual-spacing="false" fo:text-align="center" style:justify-single-word="false" fo:padding-left="0.0555in" fo:padding-right="0.0555in" fo:padding-top="0.0138in" fo:padding-bottom="0.0138in" fo:border="0.74pt solid #000000" style:shadow="#000000 0.0102in 0.0102in" fo:keep-with-next="always"/>
      <style:text-properties fo:text-transform="uppercase" style:font-name="Arial Black" fo:font-family="'Arial Black'" style:font-family-generic="roman" style:font-pitch="variable" fo:font-size="14pt" fo:font-weight="bold" style:font-size-asian="14pt" style:font-weight-asian="bold"/>
    </style:style>
    <style:style style:name="Heading_20_2" style:display-name="Heading 2" style:family="paragraph" style:parent-style-name="Standard" style:next-style-name="Standard" style:default-outline-level="2"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style:contextual-spacing="false" fo:keep-together="always" fo:keep-with-next="always"/>
      <style:text-properties fo:color="#4f81bd" loext:opacity="100%" style:font-name="Cambria" fo:font-family="Cambria" style:font-family-generic="roman" style:font-pitch="variable" fo:font-weight="bold" style:font-name-asian="F"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left="0.9453in" fo:margin-right="0in" fo:margin-top="0.1665in" fo:margin-bottom="0.0835in" style:contextual-spacing="false" fo:text-align="justify" style:justify-single-word="false" fo:text-indent="-0.5909in" style:auto-text-indent="false" fo:keep-with-next="always">
        <style:tab-stops>
          <style:tab-stop style:position="0.9055in"/>
          <style:tab-stop style:position="0.9453in"/>
        </style:tab-stops>
      </style:paragraph-properties>
      <style:text-properties style:font-name="Arial" fo:font-family="Arial" style:font-family-generic="roman" style:font-pitch="variable" fo:font-size="11pt" style:rfc-language-tag="es-ES-u-co-trad" fo:language="es" fo:country="ES" fo:font-weight="bold" style:font-size-asian="11pt" style:language-asian="es" style:country-asian="ES"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5909in" fo:margin-right="0in" fo:margin-top="0.0835in" fo:margin-bottom="0.1665in" style:contextual-spacing="false" fo:text-align="justify" style:justify-single-word="false" fo:text-indent="-0.1575in" style:auto-text-indent="false" fo:keep-with-next="always">
        <style:tab-stops>
          <style:tab-stop style:position="0.6835in"/>
        </style:tab-stops>
      </style:paragraph-properties>
      <style:text-properties style:font-name="Arial" fo:font-family="Arial" style:font-family-generic="roman" style:font-pitch="variable" fo:font-size="11pt" style:rfc-language-tag="es-ES-u-co-trad" fo:language="es" fo:country="ES" fo:font-weight="bold" style:font-name-asian="Arial Unicode MS" style:font-family-asian="'Arial Unicode MS'" style:font-family-generic-asian="system" style:font-pitch-asian="variable" style:font-size-asian="11pt" style:language-asian="es" style:country-asian="ES" style:font-weight-asian="bold"/>
    </style:style>
    <style:style style:name="Heading_20_6" style:display-name="Heading 6" style:family="paragraph" style:parent-style-name="Standard" style:next-style-name="Standard" style:default-outline-level="6" style:list-style-name="" style:class="text">
      <style:paragraph-properties fo:margin-top="0in" fo:margin-bottom="0.0417in" style:contextual-spacing="false" fo:text-align="justify" style:justify-single-word="false" fo:keep-with-next="always"/>
      <style:text-properties style:font-name="Arial" fo:font-family="Arial" style:font-family-generic="roman" style:font-pitch="variable" fo:font-size="12pt" style:rfc-language-tag="es-ES-u-co-trad" fo:language="es" fo:country="ES" style:text-underline-style="solid" style:text-underline-width="auto" style:text-underline-color="font-color" fo:font-weight="bold" style:font-name-asian="Arial Unicode MS" style:font-family-asian="'Arial Unicode MS'" style:font-family-generic-asian="system" style:font-pitch-asian="variable" style:font-size-asian="12pt" style:language-asian="es" style:country-asian="ES" style:font-weight-asian="bold"/>
    </style:style>
    <style:style style:name="Heading_20_7" style:display-name="Heading 7" style:family="paragraph" style:parent-style-name="Standard" style:next-style-name="Standard" style:default-outline-level="7" style:list-style-name="" style:class="text">
      <style:paragraph-properties fo:margin-left="0in" fo:margin-right="0.039in" fo:margin-top="0in" fo:margin-bottom="0.0835in" style:contextual-spacing="false" fo:text-align="justify" style:justify-single-word="false" fo:text-indent="0in" style:auto-text-indent="false" fo:keep-with-next="always"/>
      <style:text-properties style:font-name="Arial" fo:font-family="Arial" style:font-family-generic="roman" style:font-pitch="variable" style:rfc-language-tag="es-ES-u-co-trad" fo:language="es" fo:country="ES" style:text-underline-style="solid" style:text-underline-width="auto" style:text-underline-color="font-color" fo:font-weight="bold" style:language-asian="es" style:country-asian="ES" style:font-weight-asian="bold"/>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fo:text-align="justify" style:justify-single-word="false"/>
      <style:text-properties fo:font-size="12pt" style:rfc-language-tag="es-ES-u-co-trad" fo:language="es" fo:country="ES" fo:font-style="italic" style:font-size-asian="12pt" style:language-asian="es" style:country-asian="ES"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fo:text-align="justify" style:justify-single-word="false"/>
      <style:text-properties style:font-name="Arial" fo:font-family="Arial" style:font-family-generic="roman" style:font-pitch="variable" fo:font-size="11pt" style:rfc-language-tag="es-ES-u-co-trad" fo:language="es" fo:country="ES" style:font-size-asian="11pt" style:language-asian="es" style:country-asian="ES" style:font-name-complex="Arial1" style:font-family-complex="Arial" style:font-family-generic-complex="system" style:font-pitch-complex="variable" style:font-size-complex="11pt"/>
    </style:style>
    <style:style style:name="Body_20_Text_20_3" style:display-name="Body Text 3" style:family="paragraph" style:parent-style-name="Standard" style:default-outline-level="">
      <style:paragraph-properties fo:text-align="center" style:justify-single-word="false"/>
      <style:text-properties fo:font-size="14pt" style:rfc-language-tag="es-ES-u-co-trad" fo:language="es" fo:country="ES" fo:font-weight="bold" style:font-size-asian="14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text-properties style:language-asian="es" style:country-asian="ES"/>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Titulo_20_2" style:display-name="Titulo 2" style:family="paragraph" style:parent-style-name="Standard" style:next-style-name="Standard" style:default-outline-level="3" style:list-style-name="">
      <style:paragraph-properties fo:margin-top="0.25in" fo:margin-bottom="0.0835in" style:contextual-spacing="false" fo:text-align="justify" style:justify-single-word="false" fo:keep-with-next="always"/>
      <style:text-properties style:font-name="Arial" fo:font-family="Arial" style:font-family-generic="roman" style:font-pitch="variable" fo:font-size="12pt" style:rfc-language-tag="es-ES-u-co-trad" fo:language="es" fo:country="ES" style:text-underline-style="solid" style:text-underline-width="auto" style:text-underline-color="font-color" fo:font-weight="bold" style:font-size-asian="12pt" style:language-asian="es" style:country-asian="ES" style:font-weight-asian="bold"/>
    </style:style>
    <style:style style:name="Titulo_5f_teoría_5f_practica" style:display-name="Titulo_teoría_practica" style:family="paragraph" style:parent-style-name="Standard" style:default-outline-level="">
      <style:paragraph-properties fo:margin-top="0.0835in" fo:margin-bottom="0.0835in" style:contextual-spacing="false" fo:text-align="justify" style:justify-single-word="false"/>
      <style:text-properties style:font-name="Arial" fo:font-family="Arial" style:font-family-generic="roman" style:font-pitch="variable" fo:font-size="12pt" style:rfc-language-tag="es-ES-u-co-trad" fo:language="es" fo:country="ES" style:text-underline-style="solid" style:text-underline-width="auto" style:text-underline-color="font-color" fo:font-weight="bold" style:font-size-asian="12pt" style:language-asian="es" style:country-asian="ES" style:font-weight-asian="bold"/>
    </style:style>
    <style:style style:name="Text_20_body_20_indent" style:display-name="Text body indent" style:family="paragraph" style:parent-style-name="Standard" style:default-outline-level="" style:class="text">
      <style:paragraph-properties fo:margin-left="0.1965in" fo:margin-right="0in" fo:margin-top="0in" fo:margin-bottom="0.0835in" style:contextual-spacing="false" fo:text-indent="0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style:contextual-spacing="false" fo:line-height="200%" fo:text-indent="0in" style:auto-text-indent="false"/>
    </style:style>
    <style:style style:name="Numero_5f_ecuacion" style:display-name="Numero_ecuacion" style:family="paragraph" style:parent-style-name="Standard" style:default-outline-level="">
      <style:paragraph-properties fo:margin-top="0.1665in" fo:margin-bottom="0.1665in" style:contextual-spacing="false" fo:text-align="center" style:justify-single-word="false" fo:keep-with-next="always"/>
      <style:text-properties style:rfc-language-tag="es-ES-u-co-trad" fo:language="es" fo:country="ES" style:language-asian="es" style:country-asian="ES"/>
    </style:style>
    <style:style style:name="Numero_5f_figura" style:display-name="Numero_figura" style:family="paragraph" style:parent-style-name="Standard" style:default-outline-level="">
      <style:paragraph-properties fo:margin-top="0in" fo:margin-bottom="0.0835in" style:contextual-spacing="false" fo:text-align="center" style:justify-single-word="false"/>
      <style:text-properties style:rfc-language-tag="es-ES-u-co-trad" fo:language="es" fo:country="ES" style:language-asian="es" style:country-asian="ES"/>
    </style:style>
    <style:style style:name="referencia_5f_ecuacion" style:display-name="referencia_ecuacion" style:family="paragraph" style:parent-style-name="Standard" style:default-outline-level="">
      <style:paragraph-properties fo:margin-left="0in" fo:margin-right="0in" fo:margin-top="0in" fo:margin-bottom="0.0417in" style:contextual-spacing="false" fo:text-align="justify" style:justify-single-word="false" fo:text-indent="0.1972in" style:auto-text-indent="false"/>
      <style:text-properties style:rfc-language-tag="es-ES-u-co-trad" fo:language="es" fo:country="ES" style:language-asian="es" style:country-asian="ES"/>
    </style:style>
    <style:style style:name="Titulo_20_3" style:display-name="Titulo 3" style:family="paragraph" style:parent-style-name="Titulo_20_2" style:next-style-name="Standard" style:auto-update="true" style:default-outline-level="">
      <style:paragraph-properties fo:margin-top="0.2083in" fo:margin-bottom="0.0835in" style:contextual-spacing="false"/>
      <style:text-properties fo:font-size="11pt" style:font-size-asian="11pt"/>
    </style:style>
    <style:style style:name="Normal_20__28_Web_29_" style:display-name="Normal (Web)" style:family="paragraph" style:parent-style-name="Standard" style:default-outline-level="">
      <style:paragraph-properties fo:margin-top="0.1945in" fo:margin-bottom="0.1945in" style:contextual-spacing="false"/>
      <style:text-properties fo:font-size="12pt" style:font-name-asian="F" style:font-family-generic-asian="system" style:font-pitch-asian="variable" style:font-size-asian="12pt" style:language-asian="es" style:country-asian="ES" style:font-size-complex="12pt"/>
    </style:style>
    <style:style style:name="Title" style:family="paragraph" style:parent-style-name="Standard" style:default-outline-level="" style:class="chapter">
      <style:paragraph-properties fo:margin-left="0in" fo:margin-right="0in" fo:margin-top="0in" fo:margin-bottom="0.0417in" style:contextual-spacing="false" fo:text-align="center" style:justify-single-word="false" fo:text-indent="0.1972in" style:auto-text-indent="false" fo:padding-left="0.028in" fo:padding-right="0.028in" fo:padding-top="0.0835in" fo:padding-bottom="0.0835in" fo:border="0.74pt solid #000000" style:shadow="#000000 0.0102in 0.0102in"/>
      <style:text-properties fo:text-transform="uppercase" style:font-name="Arial Black" fo:font-family="'Arial Black'" style:font-family-generic="roman" style:font-pitch="variable" fo:font-size="14pt" style:rfc-language-tag="es-ES-u-co-trad" fo:language="es" fo:country="ES" fo:font-weight="bold" style:font-size-asian="14pt" style:language-asian="es" style:country-asian="ES" style:font-weight-asian="bold"/>
    </style:style>
    <style:style style:name="caption" style:family="paragraph" style:parent-style-name="Standard" style:next-style-name="Standard" style:default-outline-level="">
      <style:paragraph-properties fo:margin-left="0in" fo:margin-right="0in" fo:margin-top="0.0835in" fo:margin-bottom="0.0835in" style:contextual-spacing="false" fo:text-align="justify" style:justify-single-word="false" fo:text-indent="0.1972in" style:auto-text-indent="false"/>
      <style:text-properties style:rfc-language-tag="es-ES-u-co-trad" fo:language="es" fo:country="ES" style:language-asian="es" style:country-asian="ES" style:font-weight-complex="bold"/>
    </style:style>
    <style:style style:name="Texto_20_independiente_20_21" style:display-name="Texto independiente 21" style:family="paragraph" style:parent-style-name="Standard" style:default-outline-level="">
      <style:paragraph-properties fo:margin-left="0in" fo:margin-right="0.039in" fo:text-align="center" style:justify-single-word="false" fo:text-indent="0.2957in" style:auto-text-indent="false" fo:padding="0.0138in" fo:border="0.74pt solid #000000" style:shadow="none"/>
      <style:text-properties style:font-name="Arial" fo:font-family="Arial" style:font-family-generic="roman" style:font-pitch="variable" fo:font-size="12pt" fo:font-weight="bold" style:font-size-asian="12pt" style:language-asian="es" style:country-asian="ES" style:font-weight-asian="bold"/>
    </style:style>
    <style:style style:name="Body_20_Text_20_Indent_20_3" style:display-name="Body Text Indent 3" style:family="paragraph" style:parent-style-name="Standard" style:default-outline-level="">
      <style:paragraph-properties fo:margin-left="0.4925in" fo:margin-right="0in" fo:margin-top="0in" fo:margin-bottom="0.0417in" style:contextual-spacing="false" fo:text-align="justify" style:justify-single-word="false" fo:text-indent="-0.1965in" style:auto-text-indent="false">
        <style:tab-stops>
          <style:tab-stop style:position="0.3937in" style:type="right"/>
          <style:tab-stop style:position="0.4925in"/>
        </style:tab-stops>
      </style:paragraph-properties>
      <style:text-properties fo:font-size="9.5pt" style:rfc-language-tag="es-ES-u-co-trad" fo:language="es" fo:country="ES" style:font-size-asian="9.5pt" style:language-asian="es" style:country-asian="ES"/>
    </style:style>
    <style:style style:name="Body_20_Text_20_2" style:display-name="Body Text 2" style:family="paragraph" style:parent-style-name="Standard" style:default-outline-level="">
      <style:paragraph-properties fo:margin-left="0in" fo:margin-right="0in" fo:margin-top="0in" fo:margin-bottom="0.0417in" style:contextual-spacing="false" fo:text-align="center" style:justify-single-word="false" fo:text-indent="0.1972in" style:auto-text-indent="false"/>
      <style:text-properties fo:color="#000000" loext:opacity="100%" style:font-name="Palatino" fo:font-family="Palatino" style:font-family-generic="roman" style:font-pitch="variable" fo:font-size="22pt" style:rfc-language-tag="es-ES-u-co-trad" fo:language="es" fo:country="ES" style:text-underline-style="solid" style:text-underline-width="auto" style:text-underline-color="font-color" fo:font-weight="bold" style:font-size-asian="22pt" style:language-asian="es" style:country-asian="ES" style:font-weight-asian="bold"/>
    </style:style>
    <style:style style:name="Texto_20_independiente_20_22" style:display-name="Texto independiente 22" style:family="paragraph" style:parent-style-name="Standard" style:default-outline-level="">
      <style:paragraph-properties fo:margin-left="0in" fo:margin-right="0.039in" fo:text-align="center" style:justify-single-word="false" fo:text-indent="0.2957in" style:auto-text-indent="false" fo:padding="0.0138in" fo:border="0.74pt solid #000000" style:shadow="none"/>
      <style:text-properties style:font-name="Arial" fo:font-family="Arial" style:font-family-generic="roman" style:font-pitch="variable" fo:font-size="12pt" fo:font-weight="bold" style:font-size-asian="12pt" style:language-asian="es" style:country-asian="ES" style:font-weight-asian="bold"/>
    </style:style>
    <style:style style:name="Default_20_Paragraph_20_Font" style:display-name="Default Paragraph Font" style:family="tex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rfc-language-tag-asian="es-ES-u-co-trad" style:language-asian="es" style:country-asian="ES" style:font-weight-asian="bold" style:font-name-complex="F" style:font-family-generic-complex="system" style:font-pitch-complex="variable" style:font-size-complex="13pt" style:font-weight-complex="bold"/>
    </style:style>
    <style:style style:name="page_20_number" style:display-name="page number" style:family="text" style:parent-style-name="Default_20_Paragraph_20_Font"/>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rfc-language-tag-asian="es-ES-u-co-trad" style:language-asian="es" style:country-asian="ES"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style:rfc-language-tag-asian="es-ES-u-co-trad" style:language-asian="es" style:country-asian="ES"/>
    </style:style>
    <style:style style:name="Título_20_1_20_Car" style:display-name="Título 1 Car" style:family="text" style:parent-style-name="Default_20_Paragraph_20_Font">
      <style:text-properties fo:text-transform="uppercase" style:font-name="Arial Black" fo:font-family="'Arial Black'" style:font-family-generic="roman" style:font-pitch="variable" fo:font-size="14pt" fo:font-weight="bold" style:font-size-asian="14pt" style:rfc-language-tag-asian="es-ES-u-co-trad" style:language-asian="es" style:country-asian="ES" style:font-weight-asian="bold"/>
    </style:style>
    <style:style style:name="Strong" style:family="text" style:parent-style-name="Default_20_Paragraph_20_Font">
      <style:text-properties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Titulo_20_2_20_Car" style:display-name="Titulo 2 Car" style:family="text" style:parent-style-name="Default_20_Paragraph_20_Font">
      <style:text-properties style:font-name="Arial" fo:font-family="Arial" style:font-family-generic="roman" style:font-pitch="variable" fo:font-size="12pt" style:rfc-language-tag="es-ES-u-co-trad" fo:language="es" fo:country="ES" style:text-underline-style="solid" style:text-underline-width="auto" style:text-underline-color="font-color" fo:font-weight="bold" style:font-size-asian="12pt" style:font-weight-asian="bold"/>
    </style:style>
    <style:style style:name="Placeholder_20_Text" style:display-name="Placeholder Text" style:family="text" style:parent-style-name="Default_20_Paragraph_20_Font">
      <style:text-properties fo:color="#808080" loext:opacity="100%"/>
    </style:style>
    <style:style style:name="Título_20_3_20_Car" style:display-name="Título 3 Car" style:family="text" style:parent-style-name="Default_20_Paragraph_20_Font">
      <style:text-properties fo:color="#4f81bd" loext:opacity="100%" style:font-name="Cambria" fo:font-family="Cambria" style:font-family-generic="roman" style:font-pitch="variable" fo:font-weight="bold" style:font-name-asian="F" style:font-family-generic-asian="system" style:font-pitch-asian="variable" style:rfc-language-tag-asian="es-ES-u-co-trad" style:language-asian="es" style:country-asian="ES" style:font-weight-asian="bold" style:font-name-complex="F" style:font-family-generic-complex="system" style:font-pitch-complex="variable" style:font-weight-complex="bold"/>
    </style:style>
    <style:style style:name="Sangría_20_de_20_texto_20_normal_20_Car" style:display-name="Sangría de texto normal Car" style:family="text" style:parent-style-name="Default_20_Paragraph_20_Font">
      <style:text-properties style:rfc-language-tag-asian="es-ES-u-co-trad" style:language-asian="es" style:country-asian="ES"/>
    </style:style>
    <style:style style:name="Sangría_20_2_20_de_20_t._20_independiente_20_Car" style:display-name="Sangría 2 de t. independiente Car" style:family="text" style:parent-style-name="Default_20_Paragraph_20_Font">
      <style:text-properties style:rfc-language-tag-asian="es-ES-u-co-trad" style:language-asian="es" style:country-asian="ES"/>
    </style:style>
    <style:style style:name="Título_20_4_20_Car" style:display-name="Título 4 Car" style:family="text" style:parent-style-name="Default_20_Paragraph_20_Font">
      <style:text-properties style:font-name="Arial" fo:font-family="Arial" style:font-family-generic="roman" style:font-pitch="variable" fo:font-size="11pt" style:rfc-language-tag="es-ES-u-co-trad" fo:language="es" fo:country="ES" fo:font-weight="bold" style:font-size-asian="11pt" style:font-weight-asian="bold" style:font-size-complex="14pt" style:font-weight-complex="bold"/>
    </style:style>
    <style:style style:name="Título_20_5_20_Car" style:display-name="Título 5 Car" style:family="text" style:parent-style-name="Default_20_Paragraph_20_Font">
      <style:text-properties style:font-name="Arial" fo:font-family="Arial" style:font-family-generic="roman" style:font-pitch="variable" fo:font-size="11pt" style:rfc-language-tag="es-ES-u-co-trad" fo:language="es" fo:country="ES" fo:font-weight="bold" style:font-name-asian="Arial Unicode MS" style:font-family-asian="'Arial Unicode MS'" style:font-family-generic-asian="system" style:font-pitch-asian="variable" style:font-size-asian="11pt" style:font-weight-asian="bold"/>
    </style:style>
    <style:style style:name="Título_20_6_20_Car" style:display-name="Título 6 Car" style:family="text" style:parent-style-name="Default_20_Paragraph_20_Font">
      <style:text-properties style:font-name="Arial" fo:font-family="Arial" style:font-family-generic="roman" style:font-pitch="variable" fo:font-size="12pt" style:rfc-language-tag="es-ES-u-co-trad" fo:language="es" fo:country="ES" style:text-underline-style="solid" style:text-underline-width="auto" style:text-underline-color="font-color" fo:font-weight="bold" style:font-name-asian="Arial Unicode MS" style:font-family-asian="'Arial Unicode MS'" style:font-family-generic-asian="system" style:font-pitch-asian="variable" style:font-size-asian="12pt" style:font-weight-asian="bold"/>
    </style:style>
    <style:style style:name="Título_20_7_20_Car" style:display-name="Título 7 Car" style:family="text" style:parent-style-name="Default_20_Paragraph_20_Font">
      <style:text-properties style:font-name="Arial" fo:font-family="Arial" style:font-family-generic="roman" style:font-pitch="variable" style:rfc-language-tag="es-ES-u-co-trad" fo:language="es" fo:country="ES" style:text-underline-style="solid" style:text-underline-width="auto" style:text-underline-color="font-color" fo:font-weight="bold" style:font-weight-asian="bold"/>
    </style:style>
    <style:style style:name="Título_20_8_20_Car" style:display-name="Título 8 Car" style:family="text" style:parent-style-name="Default_20_Paragraph_20_Font">
      <style:text-properties fo:font-size="12pt" style:rfc-language-tag="es-ES-u-co-trad" fo:language="es" fo:country="ES" fo:font-style="italic" style:font-size-asian="12pt" style:font-style-asian="italic" style:font-size-complex="12pt" style:font-style-complex="italic"/>
    </style:style>
    <style:style style:name="Título_20_9_20_Car" style:display-name="Título 9 Car" style:family="text" style:parent-style-name="Default_20_Paragraph_20_Font">
      <style:text-properties style:font-name="Arial" fo:font-family="Arial" style:font-family-generic="roman" style:font-pitch="variable" fo:font-size="11pt" style:rfc-language-tag="es-ES-u-co-trad" fo:language="es" fo:country="ES" style:font-size-asian="11pt" style:font-name-complex="Arial1" style:font-family-complex="Arial" style:font-family-generic-complex="system" style:font-pitch-complex="variable" style:font-size-complex="11pt"/>
    </style:style>
    <style:style style:name="Título_20_Car" style:display-name="Título Car" style:family="text" style:parent-style-name="Default_20_Paragraph_20_Font">
      <style:text-properties fo:text-transform="uppercase" style:font-name="Arial Black" fo:font-family="'Arial Black'" style:font-family-generic="roman" style:font-pitch="variable" fo:font-size="14pt" style:rfc-language-tag="es-ES-u-co-trad" fo:language="es" fo:country="ES" fo:font-weight="bold" style:font-size-asian="14pt" style:font-weight-asian="bold"/>
    </style:style>
    <style:style style:name="Texto_20_independiente_20_Car" style:display-name="Texto independiente Car" style:family="text" style:parent-style-name="Default_20_Paragraph_20_Font">
      <style:text-properties fo:font-size="9.5pt" style:rfc-language-tag="es-ES-u-co-trad" fo:language="es" fo:country="ES" fo:font-weight="bold" style:font-size-asian="9.5pt" style:font-weight-asian="bold"/>
    </style:style>
    <style:style style:name="Emphasis" style:family="text">
      <style:text-properties fo:font-style="italic" style:font-style-asian="italic" style:font-style-complex="italic"/>
    </style:style>
    <style:style style:name="Internet_20_link" style:display-name="Internet link" style:family="text">
      <style:text-properties style:use-window-font-color="true" loext:opacity="0%" style:text-underline-style="none"/>
    </style:style>
    <style:style style:name="Visited_20_Internet_20_Link" style:display-name="Visited Internet Link" style:family="text">
      <style:text-properties style:use-window-font-color="true" loext:opacity="0%" style:text-underline-style="none"/>
    </style:style>
    <style:style style:name="Sangría_20_3_20_de_20_t._20_independiente_20_Car" style:display-name="Sangría 3 de t. independiente Car" style:family="text" style:parent-style-name="Default_20_Paragraph_20_Font">
      <style:text-properties fo:font-size="9.5pt" style:rfc-language-tag="es-ES-u-co-trad" fo:language="es" fo:country="ES" style:font-size-asian="9.5pt"/>
    </style:style>
    <style:style style:name="Texto_20_independiente_20_2_20_Car" style:display-name="Texto independiente 2 Car" style:family="text" style:parent-style-name="Default_20_Paragraph_20_Font">
      <style:text-properties fo:color="#000000" loext:opacity="100%" style:font-name="Palatino" fo:font-family="Palatino" style:font-family-generic="roman" style:font-pitch="variable" fo:font-size="22pt" style:rfc-language-tag="es-ES-u-co-trad" fo:language="es" fo:country="ES" style:text-underline-style="solid" style:text-underline-width="auto" style:text-underline-color="font-color" fo:font-weight="bold" style:font-size-asian="22pt" style:font-weight-asian="bold"/>
    </style:style>
    <style:style style:name="ListLabel_20_1" style:display-name="ListLabel 1" style:family="text">
      <style:text-properties fo:font-size="16pt" style:font-size-asian="16pt" style:font-size-complex="16pt"/>
    </style:style>
    <style:style style:name="ListLabel_20_2" style:display-name="ListLabel 2" style:family="text">
      <style:text-properties fo:font-size="14pt" style:font-size-asian="14pt" style:font-size-complex="16pt"/>
    </style:style>
    <style:style style:name="ListLabel_20_3" style:display-name="ListLabel 3" style:family="text">
      <style:text-properties fo:font-size="16pt" style:font-size-asian="16pt" style:font-size-complex="16pt"/>
    </style:style>
    <style:style style:name="ListLabel_20_4" style:display-name="ListLabel 4"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5" style:display-name="ListLabel 5"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6" style:display-name="ListLabel 6"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7" style:display-name="ListLabel 7"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8" style:display-name="ListLabel 8"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9" style:display-name="ListLabel 9"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10" style:display-name="ListLabel 10"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11" style:display-name="ListLabel 11"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12" style:display-name="ListLabel 12"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13" style:display-name="ListLabel 13"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14" style:display-name="ListLabel 14"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15" style:display-name="ListLabel 15"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16" style:display-name="ListLabel 16" style:family="text">
      <style:text-properties fo:font-size="16pt" style:font-size-asian="16pt" style:font-size-complex="16pt"/>
    </style:style>
    <style:style style:name="ListLabel_20_17" style:display-name="ListLabel 17"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18" style:display-name="ListLabel 18"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19" style:display-name="ListLabel 19"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20" style:display-name="ListLabel 20"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21" style:display-name="ListLabel 21" style:family="text">
      <style:text-properties fo:font-size="11pt" fo:font-style="normal" fo:font-weight="bold" style:font-size-asian="11pt" style:font-style-asian="normal" style:font-weight-asian="bold" style:font-size-complex="16pt"/>
    </style:style>
    <style:style style:name="ListLabel_20_22" style:display-name="ListLabel 22"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23" style:display-name="ListLabel 23"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24" style:display-name="ListLabel 24"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25" style:display-name="ListLabel 25"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26" style:display-name="ListLabel 26"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27" style:display-name="ListLabel 27"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28" style:display-name="ListLabel 28"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29" style:display-name="ListLabel 29"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30" style:display-name="ListLabel 30"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31" style:display-name="ListLabel 31"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32" style:display-name="ListLabel 32"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33" style:display-name="ListLabel 33"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34" style:display-name="ListLabel 34"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35" style:display-name="ListLabel 35"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36" style:display-name="ListLabel 36"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37" style:display-name="ListLabel 37"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38" style:display-name="ListLabel 38"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39" style:display-name="ListLabel 39"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40" style:display-name="ListLabel 40"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41" style:display-name="ListLabel 41"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42" style:display-name="ListLabel 42"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43" style:display-name="ListLabel 43"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44" style:display-name="ListLabel 44"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45" style:display-name="ListLabel 45"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46" style:display-name="ListLabel 46"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47" style:display-name="ListLabel 47"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48" style:display-name="ListLabel 48"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49" style:display-name="ListLabel 49"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50" style:display-name="ListLabel 50"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51" style:display-name="ListLabel 51"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52" style:display-name="ListLabel 52"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53" style:display-name="ListLabel 53"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54" style:display-name="ListLabel 54"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55" style:display-name="ListLabel 55"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56" style:display-name="ListLabel 56"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57" style:display-name="ListLabel 57"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58" style:display-name="ListLabel 58"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59" style:display-name="ListLabel 59"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60" style:display-name="ListLabel 60"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61" style:display-name="ListLabel 61"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62" style:display-name="ListLabel 62"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63" style:display-name="ListLabel 63"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64" style:display-name="ListLabel 64"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65" style:display-name="ListLabel 65"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66" style:display-name="ListLabel 66" style:family="text">
      <style:text-properties style:font-name-complex="Courier New" style:font-family-complex="'Courier New'"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text-properties style:font-name="Arial" fo:font-family="Arial" style:font-family-generic="roman" style:font-pitch="variable" fo:font-size="11pt" fo:font-style="normal" fo:font-weight="bold" style:font-size-asian="11pt" style:font-style-asian="normal" style:font-weight-asian="bold"/>
    </style:style>
    <style:style style:name="ListLabel_20_70" style:display-name="ListLabel 70"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71" style:display-name="ListLabel 71"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72" style:display-name="ListLabel 72"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73" style:display-name="ListLabel 73"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74" style:display-name="ListLabel 74"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75" style:display-name="ListLabel 75"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76" style:display-name="ListLabel 76"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77" style:display-name="ListLabel 77"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78" style:display-name="ListLabel 78"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79" style:display-name="ListLabel 79"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80" style:display-name="ListLabel 80"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81" style:display-name="ListLabel 81"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82" style:display-name="ListLabel 82"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83" style:display-name="ListLabel 83"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84" style:display-name="ListLabel 84"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85" style:display-name="ListLabel 85"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86" style:display-name="ListLabel 86"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87" style:display-name="ListLabel 87"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88" style:display-name="ListLabel 88"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89" style:display-name="ListLabel 89"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90" style:display-name="ListLabel 90"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91" style:display-name="ListLabel 91"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92" style:display-name="ListLabel 92"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93" style:display-name="ListLabel 93"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94" style:display-name="ListLabel 94"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95" style:display-name="ListLabel 95"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96" style:display-name="ListLabel 96"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97" style:display-name="ListLabel 97"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98" style:display-name="ListLabel 98"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99" style:display-name="ListLabel 99" style:family="text">
      <style:text-properties style:font-name-complex="Courier New" style:font-family-complex="'Courier New'" style:font-family-generic-complex="system" style:font-pitch-complex="variable"/>
    </style:style>
    <style:style style:name="ListLabel_20_100" style:display-name="ListLabel 100" style:family="text">
      <style:text-properties style:font-name-complex="Courier New" style:font-family-complex="'Courier New'" style:font-family-generic-complex="system" style:font-pitch-complex="variable"/>
    </style:style>
    <style:style style:name="ListLabel_20_101" style:display-name="ListLabel 101" style:family="text">
      <style:text-properties style:font-name-complex="Courier New" style:font-family-complex="'Courier New'" style:font-family-generic-complex="system" style:font-pitch-complex="variable"/>
    </style:style>
    <style:style style:name="ListLabel_20_102" style:display-name="ListLabel 102" style:family="text">
      <style:text-properties style:font-name-complex="Courier New" style:font-family-complex="'Courier New'" style:font-family-generic-complex="system" style:font-pitch-complex="variable"/>
    </style:style>
    <style:style style:name="ListLabel_20_103" style:display-name="ListLabel 103" style:family="text">
      <style:text-properties style:font-name-complex="Courier New" style:font-family-complex="'Courier New'" style:font-family-generic-complex="system" style:font-pitch-complex="variable"/>
    </style:style>
    <style:style style:name="ListLabel_20_104" style:display-name="ListLabel 104" style:family="text">
      <style:text-properties style:font-name-complex="Courier New" style:font-family-complex="'Courier New'" style:font-family-generic-complex="system" style:font-pitch-complex="variable"/>
    </style:style>
    <style:style style:name="ListLabel_20_105" style:display-name="ListLabel 105" style:family="text">
      <style:text-properties style:font-name="Arial Black" fo:font-family="'Arial Black'" style:font-family-generic="roman" style:font-pitch="variable" fo:font-size="14pt" fo:font-style="normal" fo:font-weight="bold" style:font-size-asian="14pt" style:font-style-asian="normal" style:font-weight-asian="bold"/>
    </style:style>
    <style:style style:name="ListLabel_20_106" style:display-name="ListLabel 106" style:family="text">
      <style:text-properties style:use-window-font-color="true" loext:opacity="0%" style:font-name="Arial" fo:font-family="Arial" style:font-family-generic="roman" style:font-pitch="variable" fo:font-size="12pt" fo:font-style="normal" style:text-underline-style="none" fo:font-weight="bold" style:font-size-asian="12pt" style:font-style-asian="normal" style:font-weight-asian="bold"/>
    </style:style>
    <style:style style:name="ListLabel_20_107" style:display-name="ListLabel 107" style:family="text">
      <style:text-properties style:use-window-font-color="true" loext:opacity="0%" style:text-line-through-style="none" style:text-line-through-type="none" style:text-position="0% 100%" style:font-name="Arial" fo:font-family="Arial" style:font-family-generic="roman" style:font-pitch="variable" fo:font-size="11pt" fo:font-style="normal" style:text-underline-style="none" fo:font-weight="bold" style:font-size-asian="11pt" style:font-style-asian="normal" style:font-weight-asian="bold"/>
    </style:style>
    <style:style style:name="ListLabel_20_108" style:display-name="ListLabel 108" style:family="text">
      <style:text-properties style:use-window-font-color="true" loext:opacity="0%" style:font-name="Arial" fo:font-family="Arial" style:font-family-generic="roman" style:font-pitch="variable" fo:font-size="11pt" fo:font-style="normal" style:text-underline-style="none" fo:font-weight="bold" style:font-size-asian="11pt" style:font-style-asian="normal" style:font-weight-asian="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text:style-name="ListLabel_20_3" loext:num-list-format="%1%." style:num-suffix="." style:num-format="I" text:start-value="8">
        <style:list-level-properties text:list-level-position-and-space-mode="label-alignment">
          <style:list-level-label-alignment text:label-followed-by="listtab" fo:text-indent="-0.25in" fo:margin-left="0.25in"/>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text:style-name="ListLabel_20_69" loext:num-list-format="%5%)" style:num-suffix=")" style:num-format="a" style:num-letter-sync="true" text:display-levels="3">
        <style:list-level-properties text:list-level-position-and-space-mode="label-alignment">
          <style:list-level-label-alignment text:label-followed-by="listtab" text:list-tab-stop-position="0.5665in" fo:text-indent="-0.2516in" fo:margin-left="0.5665in"/>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n_20_lista1" style:display-name="Sin lista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n_20_lista2" style:display-name="Sin lista2">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n_20_lista3" style:display-name="Sin lista3">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in_20_lista4" style:display-name="Sin lista4">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loext:num-list-format="%1%." style:num-suffix="." style:num-format="I">
        <style:list-level-properties text:list-level-position-and-space-mode="label-alignment" fo:text-align="end">
          <style:list-level-label-alignment text:label-followed-by="listtab" text:list-tab-stop-position="0.3752in" fo:text-indent="-0.1252in" fo:margin-left="0.3752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I">
        <style:list-level-properties text:list-level-position-and-space-mode="label-alignment" fo:text-align="end">
          <style:list-level-label-alignment text:label-followed-by="listtab" text:list-tab-stop-position="0.5in" fo:text-indent="-0.1252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loext:num-list-format="%1%." style:num-suffix="." style:num-format="I">
        <style:list-level-properties text:list-level-position-and-space-mode="label-alignment">
          <style:list-level-label-alignment text:label-followed-by="listtab" text:list-tab-stop-position="0.6165in" fo:text-indent="-0.1252in" fo:margin-left="0.616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1.1165in" fo:text-indent="-0.25in" fo:margin-left="1.1165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6165in" fo:text-indent="-0.1252in" fo:margin-left="1.616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2.1165in" fo:text-indent="-0.25in" fo:margin-left="2.1165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6165in" fo:text-indent="-0.25in" fo:margin-left="2.616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3.1165in" fo:text-indent="-0.1252in" fo:margin-left="3.1165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6165in" fo:text-indent="-0.25in" fo:margin-left="3.616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4.1165in" fo:text-indent="-0.25in" fo:margin-left="4.1165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6165in" fo:text-indent="-0.1252in" fo:margin-left="4.616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loext:num-list-format="%1%." style:num-suffix="." style:num-format="1">
        <style:list-level-properties text:list-level-position-and-space-mode="label-alignment">
          <style:list-level-label-alignment text:label-followed-by="listtab" fo:text-indent="-0.25in" fo:margin-left="0.6972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1972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6972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197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6972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1972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6972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1972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2" loext:num-list-format="%1%."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3" loext:num-list-format="%1%." style:num-suffix="." style:num-format="I" text:start-value="8">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fo:text-indent="-0.25in" fo:margin-left="0.6984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1972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6972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197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6972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1972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6972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1972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69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4"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5"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6"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7"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9"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10"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11"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2"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13"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14"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15"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6" loext:num-list-format="%1%." style:num-suffix="." style:num-format="1">
        <style:list-level-properties text:list-level-position-and-space-mode="label-alignment">
          <style:list-level-label-alignment text:label-followed-by="listtab" fo:text-indent="-0.25in" fo:margin-left="0.5256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756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756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756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756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756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756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756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7"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18"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19"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20"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21" loext:num-list-format="%1%." style:num-suffix="." style:num-format="1">
        <style:list-level-properties text:list-level-position-and-space-mode="label-alignment">
          <style:list-level-label-alignment text:label-followed-by="listtab" fo:text-indent="-0.25in" fo:margin-left="0.5256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756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756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756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756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756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756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756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756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22"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23"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24"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25"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26" loext:num-list-format="%1%." style:num-suffix="." style:num-format="I" text:start-value="3">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27"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28"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29"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0.3in" fo:margin-left="0.55in"/>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30" loext:num-list-format="%1%." style:num-suffix="." style:num-format="I" text:start-value="3">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31"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32"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33"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text:style-name="ListLabel_20_34" loext:num-list-format="%1%." style:num-suffix="." style:num-format="I" text:start-value="3">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35"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36"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37"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38" loext:num-list-format="%1%." style:num-suffix="." style:num-format="I" text:start-value="3">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39"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40"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41"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42" loext:num-list-format="%1%." style:num-suffix="." style:num-format="I" text:start-value="3">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43"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44"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45"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text:style-name="ListLabel_20_46"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47"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48"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49"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number text:level="1" text:style-name="ListLabel_20_50"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51"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52"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53"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54"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55"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56"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57"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58"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59"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60"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61"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62"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63"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64"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65"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8945in"/>
        </style:list-level-properties>
        <style:text-properties fo:font-family="Symbol" style:font-style-name="Regular" style:font-pitch="variable" style:font-charset="x-symbol"/>
      </text:list-level-style-bullet>
      <text:list-level-style-bullet text:level="2" text:style-name="ListLabel_20_66" loext:num-list-format="o" style:num-suffix="o" text:bullet-char="o">
        <style:list-level-properties text:list-level-position-and-space-mode="label-alignment">
          <style:list-level-label-alignment text:label-followed-by="listtab" fo:text-indent="-0.25in" fo:margin-left="1.3945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894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3945in"/>
        </style:list-level-properties>
        <style:text-properties fo:font-family="Symbol" style:font-style-name="Regular" style:font-pitch="variable" style:font-charset="x-symbol"/>
      </text:list-level-style-bullet>
      <text:list-level-style-bullet text:level="5" text:style-name="ListLabel_20_67" loext:num-list-format="o" style:num-suffix="o" text:bullet-char="o">
        <style:list-level-properties text:list-level-position-and-space-mode="label-alignment">
          <style:list-level-label-alignment text:label-followed-by="listtab" fo:text-indent="-0.25in" fo:margin-left="2.894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3945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8945in"/>
        </style:list-level-properties>
        <style:text-properties fo:font-family="Symbol" style:font-style-name="Regular" style:font-pitch="variable" style:font-charset="x-symbol"/>
      </text:list-level-style-bullet>
      <text:list-level-style-bullet text:level="8" text:style-name="ListLabel_20_68" loext:num-list-format="o" style:num-suffix="o" text:bullet-char="o">
        <style:list-level-properties text:list-level-position-and-space-mode="label-alignment">
          <style:list-level-label-alignment text:label-followed-by="listtab" fo:text-indent="-0.25in" fo:margin-left="4.3945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89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loext:num-list-format="Artículo %1%." style:num-prefix="Artículo " style:num-suffix="." style:num-format="I">
        <style:list-level-properties text:list-level-position-and-space-mode="label-alignment">
          <style:list-level-label-alignment text:label-followed-by="listtab" text:list-tab-stop-position="0.9154in" fo:margin-left="-0.0846in"/>
        </style:list-level-properties>
      </text:list-level-style-number>
      <text:list-level-style-number text:level="2" loext:num-list-format="Sección %1%.%2%" style:num-prefix="Sección " style:num-format="01, 02, 03, ..." text:display-levels="2">
        <style:list-level-properties text:list-level-position-and-space-mode="label-alignment">
          <style:list-level-label-alignment text:label-followed-by="listtab" text:list-tab-stop-position="0.9154in" fo:margin-left="-0.0846in"/>
        </style:list-level-properties>
      </text:list-level-style-number>
      <text:list-level-style-number text:level="3" loext:num-list-format="(%3%)" style:num-prefix="(" style:num-suffix=")" style:num-format="a" style:num-letter-sync="true" text:display-levels="3">
        <style:list-level-properties text:list-level-position-and-space-mode="label-alignment">
          <style:list-level-label-alignment text:label-followed-by="listtab" text:list-tab-stop-position="0.4154in" fo:text-indent="-0.3in" fo:margin-left="0.4154in"/>
        </style:list-level-properties>
      </text:list-level-style-number>
      <text:list-level-style-number text:level="4" loext:num-list-format="(%4%)" style:num-prefix="(" style:num-suffix=")" style:num-format="i" text:display-levels="3">
        <style:list-level-properties text:list-level-position-and-space-mode="label-alignment" fo:text-align="end">
          <style:list-level-label-alignment text:label-followed-by="listtab" text:list-tab-stop-position="0.5154in" fo:text-indent="-0.1in" fo:margin-left="0.5154in"/>
        </style:list-level-properties>
      </text:list-level-style-number>
      <text:list-level-style-number text:level="5" text:style-name="ListLabel_20_69" loext:num-list-format="%5%)" style:num-suffix=")" style:num-format="a" style:num-letter-sync="true" text:display-levels="3">
        <style:list-level-properties text:list-level-position-and-space-mode="label-alignment">
          <style:list-level-label-alignment text:label-followed-by="listtab" text:list-tab-stop-position="0.5665in" fo:text-indent="-0.2516in" fo:margin-left="0.5665in"/>
        </style:list-level-properties>
      </text:list-level-style-number>
      <text:list-level-style-number text:level="6" loext:num-list-format="%6%)" style:num-suffix=")" style:num-format="a" style:num-letter-sync="true" text:display-levels="3">
        <style:list-level-properties text:list-level-position-and-space-mode="label-alignment">
          <style:list-level-label-alignment text:label-followed-by="listtab" text:list-tab-stop-position="0.7154in" fo:text-indent="-0.3in" fo:margin-left="0.7154in"/>
        </style:list-level-properties>
      </text:list-level-style-number>
      <text:list-level-style-number text:level="7" loext:num-list-format="%7%)" style:num-suffix=")" style:num-format="i" text:display-levels="3">
        <style:list-level-properties text:list-level-position-and-space-mode="label-alignment" fo:text-align="end">
          <style:list-level-label-alignment text:label-followed-by="listtab" text:list-tab-stop-position="0.8154in" fo:text-indent="-0.2in" fo:margin-left="0.8154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0.9154in" fo:text-indent="-0.3in" fo:margin-left="0.915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1.0154in" fo:text-indent="-0.1in" fo:margin-left="1.015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70"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71"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72"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73"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74"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75"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76"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77"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text:style-name="ListLabel_20_78"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79"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80"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81"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ListLabel_20_82" loext:num-list-format="%1%." style:num-suffix="." style:num-format="I" text:start-value="6">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83" loext:num-list-format="%2%.-" style:num-suffix=".-" style:num-format="1" text:display-levels="2">
        <style:list-level-properties text:list-level-position-and-space-mode="label-alignment">
          <style:list-level-label-alignment text:label-followed-by="listtab" text:list-tab-stop-position="0.5118in" fo:text-indent="-0.3146in" fo:margin-left="0.5118in"/>
        </style:list-level-properties>
      </text:list-level-style-number>
      <text:list-level-style-number text:level="3" text:style-name="ListLabel_20_84"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85"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86"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87"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88"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89"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loext:num-list-format="%1%)" style:num-suffix=")" style:num-format="a" style:num-letter-sync="true" text:start-value="5">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text:list-tab-stop-position="0.9472in" fo:text-indent="-0.25in" fo:margin-left="0.9472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text:list-tab-stop-position="1.4472in" fo:text-indent="-0.1252in" fo:margin-left="1.4472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text:list-tab-stop-position="1.9472in" fo:text-indent="-0.25in" fo:margin-left="1.947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text:list-tab-stop-position="2.4472in" fo:text-indent="-0.25in" fo:margin-left="2.4472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text:list-tab-stop-position="2.9472in" fo:text-indent="-0.1252in" fo:margin-left="2.9472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text:list-tab-stop-position="3.4472in" fo:text-indent="-0.25in" fo:margin-left="3.4472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text:list-tab-stop-position="3.9472in" fo:text-indent="-0.25in" fo:margin-left="3.9472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text:list-tab-stop-position="4.4472in"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90"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91"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92"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93"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94"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95"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96"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97"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98" loext:num-list-format="-" style:num-suffix="-" text:bullet-char="-">
        <style:list-level-properties text:list-level-position-and-space-mode="label-alignment">
          <style:list-level-label-alignment text:label-followed-by="listtab" fo:text-indent="-0.25in" fo:margin-left="0.7417in"/>
        </style:list-level-properties>
        <style:text-properties fo:font-family="'Times New Roman'"/>
      </text:list-level-style-bullet>
      <text:list-level-style-bullet text:level="2" text:style-name="ListLabel_20_99" loext:num-list-format="o" style:num-suffix="o" text:bullet-char="o">
        <style:list-level-properties text:list-level-position-and-space-mode="label-alignment">
          <style:list-level-label-alignment text:label-followed-by="listtab" fo:text-indent="-0.25in" fo:margin-left="1.2417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417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fo:text-indent="-0.25in" fo:margin-left="2.2417in"/>
        </style:list-level-properties>
        <style:text-properties fo:font-family="Symbol" style:font-style-name="Regular" style:font-pitch="variable" style:font-charset="x-symbol"/>
      </text:list-level-style-bullet>
      <text:list-level-style-bullet text:level="5" text:style-name="ListLabel_20_100" loext:num-list-format="o" style:num-suffix="o" text:bullet-char="o">
        <style:list-level-properties text:list-level-position-and-space-mode="label-alignment">
          <style:list-level-label-alignment text:label-followed-by="listtab" fo:text-indent="-0.25in" fo:margin-left="2.7417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417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fo:text-indent="-0.25in" fo:margin-left="3.7417in"/>
        </style:list-level-properties>
        <style:text-properties fo:font-family="Symbol" style:font-style-name="Regular" style:font-pitch="variable" style:font-charset="x-symbol"/>
      </text:list-level-style-bullet>
      <text:list-level-style-bullet text:level="8" text:style-name="ListLabel_20_101" loext:num-list-format="o" style:num-suffix="o" text:bullet-char="o">
        <style:list-level-properties text:list-level-position-and-space-mode="label-alignment">
          <style:list-level-label-alignment text:label-followed-by="listtab" fo:text-indent="-0.25in" fo:margin-left="4.2417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417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Wingdings" style:font-style-name="Regular" style:font-pitch="variable" style:font-charset="x-symbol"/>
      </text:list-level-style-bullet>
      <text:list-level-style-bullet text:level="2" text:style-name="ListLabel_20_10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5" text:style-name="ListLabel_20_103"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pitch="variable" style:font-charset="x-symbol"/>
      </text:list-level-style-bullet>
      <text:list-level-style-bullet text:level="8" text:style-name="ListLabel_20_104"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loext:num-list-format="%1%." style:num-suffix="." style:num-format="a" style:num-letter-sync="true">
        <style:list-level-properties text:list-level-position-and-space-mode="label-alignment">
          <style:list-level-label-alignment text:label-followed-by="listtab" fo:text-indent="-0.25in" fo:margin-left="0.7417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2417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7417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2417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7417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2417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7417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2417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741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text:display-levels="3">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text:display-levels="3">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text:display-levels="3">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text:display-levels="3">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text:display-levels="3">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105" loext:num-list-format="%1%." style:num-suffix="." style:num-format="I" text:start-value="2">
        <style:list-level-properties text:list-level-position-and-space-mode="label-alignment">
          <style:list-level-label-alignment text:label-followed-by="space" fo:text-indent="-0.2752in" fo:margin-left="0.2752in"/>
        </style:list-level-properties>
      </text:list-level-style-number>
      <text:list-level-style-number text:level="2" text:style-name="ListLabel_20_106" loext:num-list-format="%2%.-" style:num-suffix=".-" style:num-format="1" text:display-levels="2">
        <style:list-level-properties text:list-level-position-and-space-mode="label-alignment">
          <style:list-level-label-alignment text:label-followed-by="listtab" text:list-tab-stop-position="0.472in" fo:text-indent="-0.2752in" fo:margin-left="0.472in"/>
        </style:list-level-properties>
      </text:list-level-style-number>
      <text:list-level-style-number text:level="3" text:style-name="ListLabel_20_107" loext:num-list-format="%2%.%3%.-" style:num-suffix=".-" style:num-format="1" text:display-levels="3">
        <style:list-level-properties text:list-level-position-and-space-mode="label-alignment">
          <style:list-level-label-alignment text:label-followed-by="listtab" text:list-tab-stop-position="0.7091in" fo:text-indent="-0.4335in" fo:margin-left="0.7091in"/>
        </style:list-level-properties>
      </text:list-level-style-number>
      <text:list-level-style-number text:level="4" text:style-name="ListLabel_20_108" loext:num-list-format="%3%.%2%.%4%.-" style:num-suffix=".-" style:num-format="1" text:display-levels="4">
        <style:list-level-properties text:list-level-position-and-space-mode="label-alignment">
          <style:list-level-label-alignment text:label-followed-by="listtab" text:list-tab-stop-position="0.9453in" fo:text-indent="-0.5909in" fo:margin-left="0.9453in"/>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text:list-tab-stop-position="2.2429in" fo:text-indent="-0.55in" fo:margin-left="2.0429in"/>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text:list-tab-stop-position="2.7429in" fo:text-indent="-0.65in" fo:margin-left="2.3929in"/>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text:list-tab-stop-position="2.9929in" fo:text-indent="-0.75in" fo:margin-left="2.7429in"/>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text:list-tab-stop-position="3.4929in" fo:text-indent="-0.85in" fo:margin-left="3.0929in"/>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text:list-tab-stop-position="3.7429in" fo:text-indent="-1in" fo:margin-left="3.4929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0417in" fo:margin-bottom="0in" style:contextual-spacing="false" fo:text-align="center" style:justify-single-word="false"/>
    </style:style>
    <style:style style:name="MT1" style:family="text"/>
    <style:page-layout style:name="Mpm1">
      <style:page-layout-properties fo:page-width="8.2681in" fo:page-height="11.6929in" style:num-format="1" style:print-orientation="portrait" fo:margin-top="0.3937in" fo:margin-bottom="0.472in" fo:margin-left="0.9846in" fo:margin-right="0.5909in" style:writing-mode="lr-tb" style:layout-grid-color="#c0c0c0" style:layout-grid-lines="27700" style:layout-grid-base-height="0.0693in" style:layout-grid-ruby-height="0in" style:layout-grid-mode="none" style:layout-grid-ruby-below="false" style:layout-grid-print="false" style:layout-grid-display="false" style:layout-grid-base-width="0.1665in" style:layout-grid-snap-to="true" style:footnote-max-height="0in" loext:margin-gutter="0.3937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page_20_number"><text:page-number text:select-page="current">3</text:page-number></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ÉCNICAS EXPERIMENTALES EN ELECTROMAGNETISMO: CUADERNO DE LABORATORIO”</dc:title>
    <meta:initial-creator>Nacho</meta:initial-creator>
    <meta:editing-cycles>5</meta:editing-cycles>
    <meta:print-date>2019-01-10T07:47:00</meta:print-date>
    <meta:creation-date>2022-01-19T09:22:00</meta:creation-date>
    <dc:date>2022-02-22T11:13:31.597930043</dc:date>
    <meta:editing-duration>PT3M32S</meta:editing-duration>
    <meta:generator>LibreOffice/7.2.4.1$Linux_X86_64 LibreOffice_project/20$Build-1</meta:generator>
    <meta:document-statistic meta:table-count="0" meta:image-count="0" meta:object-count="0" meta:page-count="3" meta:paragraph-count="62" meta:word-count="939" meta:character-count="5552" meta:non-whitespace-character-count="4651"/>
    <meta:user-defined meta:name="AppVersion">16.0000</meta:user-defined>
    <meta:user-defined meta:name="Company">Universidad de Salamanca</meta:user-defined>
    <meta:template xlink:type="simple" xlink:actuate="onRequest" xlink:title="Normal" xlink:href=""/>
  </office:meta>
</office:document-meta>
</file>